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5" calcext:value-type="float">
            <text:p>5</text:p>
          </table:table-cell>
          <table:table-cell office:value-type="float" office:value="0.980827" calcext:value-type="float">
            <text:p>0.980827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6184" calcext:value-type="float">
            <text:p>0.986184</text:p>
          </table:table-cell>
          <table:table-cell office:value-type="float" office:value="5" calcext:value-type="float">
            <text:p>5</text:p>
          </table:table-cell>
          <table:table-cell office:value-type="float" office:value="0.97733" calcext:value-type="float">
            <text:p>0.97733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false" calcext:value-type="boolean">
            <text:p>FALSE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0297" calcext:value-type="float">
            <text:p>0.970297</text:p>
          </table:table-cell>
          <table:table-cell office:value-type="float" office:value="5" calcext:value-type="float">
            <text:p>5</text:p>
          </table:table-cell>
          <table:table-cell office:value-type="float" office:value="0.97137" calcext:value-type="float">
            <text:p>0.97137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true" calcext:value-type="boolean">
            <text:p>TRUE</text:p>
          </table:table-cell>
          <table:table-cell table:formula="of:=SUM([.I2:.I30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87859" calcext:value-type="float">
            <text:p>0.887859</text:p>
          </table:table-cell>
          <table:table-cell office:value-type="float" office:value="5" calcext:value-type="float">
            <text:p>5</text:p>
          </table:table-cell>
          <table:table-cell office:value-type="float" office:value="0.965291" calcext:value-type="float">
            <text:p>0.96529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true" calcext:value-type="boolean">
            <text:p>TRUE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765425" calcext:value-type="float">
            <text:p>0.765425</text:p>
          </table:table-cell>
          <table:table-cell office:value-type="float" office:value="5" calcext:value-type="float">
            <text:p>5</text:p>
          </table:table-cell>
          <table:table-cell office:value-type="float" office:value="0.964859" calcext:value-type="float">
            <text:p>0.964859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true" calcext:value-type="boolean">
            <text:p>TRUE</text:p>
          </table:table-cell>
          <table:table-cell table:formula="of:=1-ABS(0.5-[.K2]/303)-[.K4]/303" office:value-type="float" office:value="0.787128712871287" calcext:value-type="float">
            <text:p>0.78712871287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10148" calcext:value-type="float">
            <text:p>0.810148</text:p>
          </table:table-cell>
          <table:table-cell office:value-type="float" office:value="4" calcext:value-type="float">
            <text:p>4</text:p>
          </table:table-cell>
          <table:table-cell office:value-type="float" office:value="0.962436" calcext:value-type="float">
            <text:p>0.962436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41117" calcext:value-type="float">
            <text:p>0.841117</text:p>
          </table:table-cell>
          <table:table-cell office:value-type="float" office:value="4" calcext:value-type="float">
            <text:p>4</text:p>
          </table:table-cell>
          <table:table-cell office:value-type="float" office:value="0.970566" calcext:value-type="float">
            <text:p>0.970566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09377" calcext:value-type="float">
            <text:p>0.909377</text:p>
          </table:table-cell>
          <table:table-cell office:value-type="float" office:value="4" calcext:value-type="float">
            <text:p>4</text:p>
          </table:table-cell>
          <table:table-cell office:value-type="float" office:value="0.967998" calcext:value-type="float">
            <text:p>0.967998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5843" calcext:value-type="float">
            <text:p>0.975843</text:p>
          </table:table-cell>
          <table:table-cell office:value-type="float" office:value="4" calcext:value-type="float">
            <text:p>4</text:p>
          </table:table-cell>
          <table:table-cell office:value-type="float" office:value="0.96879" calcext:value-type="float">
            <text:p>0.96879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2496" calcext:value-type="float">
            <text:p>0.992496</text:p>
          </table:table-cell>
          <table:table-cell office:value-type="float" office:value="4" calcext:value-type="float">
            <text:p>4</text:p>
          </table:table-cell>
          <table:table-cell office:value-type="float" office:value="0.978489" calcext:value-type="float">
            <text:p>0.97848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428" calcext:value-type="float">
            <text:p>0.990428</text:p>
          </table:table-cell>
          <table:table-cell office:value-type="float" office:value="4" calcext:value-type="float">
            <text:p>4</text:p>
          </table:table-cell>
          <table:table-cell office:value-type="float" office:value="0.982883" calcext:value-type="float">
            <text:p>0.982883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167" calcext:value-type="float">
            <text:p>0.994167</text:p>
          </table:table-cell>
          <table:table-cell office:value-type="float" office:value="4" calcext:value-type="float">
            <text:p>4</text:p>
          </table:table-cell>
          <table:table-cell office:value-type="float" office:value="0.97978" calcext:value-type="float">
            <text:p>0.97978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7836" calcext:value-type="float">
            <text:p>0.977836</text:p>
          </table:table-cell>
          <table:table-cell office:value-type="float" office:value="4" calcext:value-type="float">
            <text:p>4</text:p>
          </table:table-cell>
          <table:table-cell office:value-type="float" office:value="0.976279" calcext:value-type="float">
            <text:p>0.976279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6208" calcext:value-type="float">
            <text:p>0.916208</text:p>
          </table:table-cell>
          <table:table-cell office:value-type="float" office:value="4" calcext:value-type="float">
            <text:p>4</text:p>
          </table:table-cell>
          <table:table-cell office:value-type="float" office:value="0.975586" calcext:value-type="float">
            <text:p>0.975586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5343" calcext:value-type="float">
            <text:p>0.835343</text:p>
          </table:table-cell>
          <table:table-cell office:value-type="float" office:value="4" calcext:value-type="float">
            <text:p>4</text:p>
          </table:table-cell>
          <table:table-cell office:value-type="float" office:value="0.970272" calcext:value-type="float">
            <text:p>0.970272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21649" calcext:value-type="float">
            <text:p>0.821649</text:p>
          </table:table-cell>
          <table:table-cell office:value-type="float" office:value="3" calcext:value-type="float">
            <text:p>3</text:p>
          </table:table-cell>
          <table:table-cell office:value-type="float" office:value="0.964775" calcext:value-type="float">
            <text:p>0.964775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3" calcext:value-type="float">
            <text:p>3</text:p>
          </table:table-cell>
          <table:table-cell office:value-type="float" office:value="0.969233" calcext:value-type="float">
            <text:p>0.969233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4233" calcext:value-type="float">
            <text:p>0.934233</text:p>
          </table:table-cell>
          <table:table-cell office:value-type="float" office:value="3" calcext:value-type="float">
            <text:p>3</text:p>
          </table:table-cell>
          <table:table-cell office:value-type="float" office:value="0.97094" calcext:value-type="float">
            <text:p>0.97094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4924" calcext:value-type="float">
            <text:p>0.964924</text:p>
          </table:table-cell>
          <table:table-cell office:value-type="float" office:value="3" calcext:value-type="float">
            <text:p>3</text:p>
          </table:table-cell>
          <table:table-cell office:value-type="float" office:value="0.977874" calcext:value-type="float">
            <text:p>0.977874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3" calcext:value-type="float">
            <text:p>3</text:p>
          </table:table-cell>
          <table:table-cell office:value-type="float" office:value="0.979483" calcext:value-type="float">
            <text:p>0.979483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1222" calcext:value-type="float">
            <text:p>0.991222</text:p>
          </table:table-cell>
          <table:table-cell office:value-type="float" office:value="3" calcext:value-type="float">
            <text:p>3</text:p>
          </table:table-cell>
          <table:table-cell office:value-type="float" office:value="0.981407" calcext:value-type="float">
            <text:p>0.981407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0371" calcext:value-type="float">
            <text:p>0.990371</text:p>
          </table:table-cell>
          <table:table-cell office:value-type="float" office:value="3" calcext:value-type="float">
            <text:p>3</text:p>
          </table:table-cell>
          <table:table-cell office:value-type="float" office:value="0.975791" calcext:value-type="float">
            <text:p>0.975791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3971" calcext:value-type="float">
            <text:p>0.973971</text:p>
          </table:table-cell>
          <table:table-cell office:value-type="float" office:value="3" calcext:value-type="float">
            <text:p>3</text:p>
          </table:table-cell>
          <table:table-cell office:value-type="float" office:value="0.972148" calcext:value-type="float">
            <text:p>0.972148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406" calcext:value-type="float">
            <text:p>0.92406</text:p>
          </table:table-cell>
          <table:table-cell office:value-type="float" office:value="3" calcext:value-type="float">
            <text:p>3</text:p>
          </table:table-cell>
          <table:table-cell office:value-type="float" office:value="0.972246" calcext:value-type="float">
            <text:p>0.972246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3" calcext:value-type="float">
            <text:p>3</text:p>
          </table:table-cell>
          <table:table-cell office:value-type="float" office:value="0.970901" calcext:value-type="float">
            <text:p>0.970901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3119" calcext:value-type="float">
            <text:p>0.873119</text:p>
          </table:table-cell>
          <table:table-cell office:value-type="float" office:value="2" calcext:value-type="float">
            <text:p>2</text:p>
          </table:table-cell>
          <table:table-cell office:value-type="float" office:value="0.972797" calcext:value-type="float">
            <text:p>0.972797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4176" calcext:value-type="float">
            <text:p>0.914176</text:p>
          </table:table-cell>
          <table:table-cell office:value-type="float" office:value="2" calcext:value-type="float">
            <text:p>2</text:p>
          </table:table-cell>
          <table:table-cell office:value-type="float" office:value="0.966164" calcext:value-type="float">
            <text:p>0.966164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2" calcext:value-type="float">
            <text:p>2</text:p>
          </table:table-cell>
          <table:table-cell office:value-type="float" office:value="0.97416" calcext:value-type="float">
            <text:p>0.97416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482" calcext:value-type="float">
            <text:p>0.97482</text:p>
          </table:table-cell>
          <table:table-cell office:value-type="float" office:value="2" calcext:value-type="float">
            <text:p>2</text:p>
          </table:table-cell>
          <table:table-cell office:value-type="float" office:value="0.978901" calcext:value-type="float">
            <text:p>0.978901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9558" calcext:value-type="float">
            <text:p>0.989558</text:p>
          </table:table-cell>
          <table:table-cell office:value-type="float" office:value="2" calcext:value-type="float">
            <text:p>2</text:p>
          </table:table-cell>
          <table:table-cell office:value-type="float" office:value="0.983179" calcext:value-type="float">
            <text:p>0.983179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771" calcext:value-type="float">
            <text:p>0.994771</text:p>
          </table:table-cell>
          <table:table-cell office:value-type="float" office:value="2" calcext:value-type="float">
            <text:p>2</text:p>
          </table:table-cell>
          <table:table-cell office:value-type="float" office:value="0.983914" calcext:value-type="float">
            <text:p>0.983914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39" calcext:value-type="float">
            <text:p>0.99339</text:p>
          </table:table-cell>
          <table:table-cell office:value-type="float" office:value="2" calcext:value-type="float">
            <text:p>2</text:p>
          </table:table-cell>
          <table:table-cell office:value-type="float" office:value="0.982975" calcext:value-type="float">
            <text:p>0.982975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9722" calcext:value-type="float">
            <text:p>0.979722</text:p>
          </table:table-cell>
          <table:table-cell office:value-type="float" office:value="2" calcext:value-type="float">
            <text:p>2</text:p>
          </table:table-cell>
          <table:table-cell office:value-type="float" office:value="0.97582" calcext:value-type="float">
            <text:p>0.97582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5634" calcext:value-type="float">
            <text:p>0.935634</text:p>
          </table:table-cell>
          <table:table-cell office:value-type="float" office:value="2" calcext:value-type="float">
            <text:p>2</text:p>
          </table:table-cell>
          <table:table-cell office:value-type="float" office:value="0.975096" calcext:value-type="float">
            <text:p>0.975096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744" calcext:value-type="float">
            <text:p>0.923744</text:p>
          </table:table-cell>
          <table:table-cell office:value-type="float" office:value="2" calcext:value-type="float">
            <text:p>2</text:p>
          </table:table-cell>
          <table:table-cell office:value-type="float" office:value="0.972467" calcext:value-type="float">
            <text:p>0.972467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1" calcext:value-type="float">
            <text:p>1</text:p>
          </table:table-cell>
          <table:table-cell office:value-type="float" office:value="0.971955" calcext:value-type="float">
            <text:p>0.971955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2416" calcext:value-type="float">
            <text:p>0.932416</text:p>
          </table:table-cell>
          <table:table-cell office:value-type="float" office:value="1" calcext:value-type="float">
            <text:p>1</text:p>
          </table:table-cell>
          <table:table-cell office:value-type="float" office:value="0.975689" calcext:value-type="float">
            <text:p>0.97568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249" calcext:value-type="float">
            <text:p>0.95249</text:p>
          </table:table-cell>
          <table:table-cell office:value-type="float" office:value="1" calcext:value-type="float">
            <text:p>1</text:p>
          </table:table-cell>
          <table:table-cell office:value-type="float" office:value="0.977282" calcext:value-type="float">
            <text:p>0.977282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4298" calcext:value-type="float">
            <text:p>0.984298</text:p>
          </table:table-cell>
          <table:table-cell office:value-type="float" office:value="1" calcext:value-type="float">
            <text:p>1</text:p>
          </table:table-cell>
          <table:table-cell office:value-type="float" office:value="0.982401" calcext:value-type="float">
            <text:p>0.982401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0543" calcext:value-type="float">
            <text:p>0.990543</text:p>
          </table:table-cell>
          <table:table-cell office:value-type="float" office:value="1" calcext:value-type="float">
            <text:p>1</text:p>
          </table:table-cell>
          <table:table-cell office:value-type="float" office:value="0.981678" calcext:value-type="float">
            <text:p>0.981678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716" calcext:value-type="float">
            <text:p>0.992716</text:p>
          </table:table-cell>
          <table:table-cell office:value-type="float" office:value="1" calcext:value-type="float">
            <text:p>1</text:p>
          </table:table-cell>
          <table:table-cell office:value-type="float" office:value="0.984458" calcext:value-type="float">
            <text:p>0.984458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656" calcext:value-type="float">
            <text:p>0.990656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8994" calcext:value-type="float">
            <text:p>0.978994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5923" calcext:value-type="float">
            <text:p>0.955923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1.7" calcext:value-type="float">
            <text:p>1.7</text:p>
          </table:table-cell>
          <table:table-cell table:formula="of:=IF(ABS([.G45]-[.H45])&lt;0.1;0;IF([.G45]&lt;[.H45];IF([.D45]&gt;[.F45];0;1);IF([.F45]&gt;[.D45];0;1)))" office:value-type="float" office:value="0" calcext:value-type="float">
            <text:p>0</text:p>
          </table:table-cell>
          <table:table-cell table:formula="of:=[.F45]&gt;[.D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507" calcext:value-type="float">
            <text:p>0.93507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0.6" calcext:value-type="float">
            <text:p>0.6</text:p>
          </table:table-cell>
          <table:table-cell table:formula="of:=IF(ABS([.G46]-[.H46])&lt;0.1;0;IF([.G46]&lt;[.H46];IF([.D46]&gt;[.F46];0;1);IF([.F46]&gt;[.D46];0;1)))" office:value-type="float" office:value="0" calcext:value-type="float">
            <text:p>0</text:p>
          </table:table-cell>
          <table:table-cell table:formula="of:=[.F46]&gt;[.D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9367" calcext:value-type="float">
            <text:p>0.929367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055" calcext:value-type="float">
            <text:p>0.939055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4433" calcext:value-type="float">
            <text:p>0.954433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4786" calcext:value-type="float">
            <text:p>0.984786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266" calcext:value-type="float">
            <text:p>0.99266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261" calcext:value-type="float">
            <text:p>0.995261</text:p>
          </table:table-cell>
          <table:table-cell office:value-type="float" office:value="0" calcext:value-type="float">
            <text:p>0</text:p>
          </table:table-cell>
          <table:table-cell office:value-type="float" office:value="0.987276" calcext:value-type="float">
            <text:p>0.987276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266" calcext:value-type="float">
            <text:p>0.99266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4786" calcext:value-type="float">
            <text:p>0.984786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4433" calcext:value-type="float">
            <text:p>0.954433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055" calcext:value-type="float">
            <text:p>0.939055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9367" calcext:value-type="float">
            <text:p>0.929367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507" calcext:value-type="float">
            <text:p>0.93507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6" calcext:value-type="float">
            <text:p>0.6</text:p>
          </table:table-cell>
          <table:table-cell table:formula="of:=IF(ABS([.G58]-[.H58])&lt;0.1;0;IF([.G58]&lt;[.H58];IF([.D58]&gt;[.F58];0;1);IF([.F58]&gt;[.D58];0;1)))" office:value-type="float" office:value="1" calcext:value-type="float">
            <text:p>1</text:p>
          </table:table-cell>
          <table:table-cell table:formula="of:=[.F58]&gt;[.D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5923" calcext:value-type="float">
            <text:p>0.955923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3" calcext:value-type="float">
            <text:p>0.3</text:p>
          </table:table-cell>
          <table:table-cell table:formula="of:=IF(ABS([.G59]-[.H59])&lt;0.1;0;IF([.G59]&lt;[.H59];IF([.D59]&gt;[.F59];0;1);IF([.F59]&gt;[.D59];0;1)))" office:value-type="float" office:value="0" calcext:value-type="float">
            <text:p>0</text:p>
          </table:table-cell>
          <table:table-cell table:formula="of:=[.F59]&gt;[.D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8994" calcext:value-type="float">
            <text:p>0.978994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656" calcext:value-type="float">
            <text:p>0.990656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2816" calcext:value-type="float">
            <text:p>0.992816</text:p>
          </table:table-cell>
          <table:table-cell office:value-type="float" office:value="-1" calcext:value-type="float">
            <text:p>-1</text:p>
          </table:table-cell>
          <table:table-cell office:value-type="float" office:value="0.981023" calcext:value-type="float">
            <text:p>0.981023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0833" calcext:value-type="float">
            <text:p>0.990833</text:p>
          </table:table-cell>
          <table:table-cell office:value-type="float" office:value="-1" calcext:value-type="float">
            <text:p>-1</text:p>
          </table:table-cell>
          <table:table-cell office:value-type="float" office:value="0.985054" calcext:value-type="float">
            <text:p>0.985054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83329" calcext:value-type="float">
            <text:p>0.983329</text:p>
          </table:table-cell>
          <table:table-cell office:value-type="float" office:value="-1" calcext:value-type="float">
            <text:p>-1</text:p>
          </table:table-cell>
          <table:table-cell office:value-type="float" office:value="0.98348" calcext:value-type="float">
            <text:p>0.98348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-1" calcext:value-type="float">
            <text:p>-1</text:p>
          </table:table-cell>
          <table:table-cell office:value-type="float" office:value="0.97681" calcext:value-type="float">
            <text:p>0.97681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35491" calcext:value-type="float">
            <text:p>0.935491</text:p>
          </table:table-cell>
          <table:table-cell office:value-type="float" office:value="-1" calcext:value-type="float">
            <text:p>-1</text:p>
          </table:table-cell>
          <table:table-cell office:value-type="float" office:value="0.971711" calcext:value-type="float">
            <text:p>0.971711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24482" calcext:value-type="float">
            <text:p>0.924482</text:p>
          </table:table-cell>
          <table:table-cell office:value-type="float" office:value="1" calcext:value-type="float">
            <text:p>1</text:p>
          </table:table-cell>
          <table:table-cell office:value-type="float" office:value="0.971434" calcext:value-type="float">
            <text:p>0.971434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2.5" calcext:value-type="float">
            <text:p>2.5</text:p>
          </table:table-cell>
          <table:table-cell table:formula="of:=IF(ABS([.G67]-[.H67])&lt;0.1;0;IF([.G67]&lt;[.H67];IF([.D67]&gt;[.F67];0;1);IF([.F67]&gt;[.D67];0;1)))" office:value-type="float" office:value="1" calcext:value-type="float">
            <text:p>1</text:p>
          </table:table-cell>
          <table:table-cell table:formula="of:=[.F67]&gt;[.D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-1" calcext:value-type="float">
            <text:p>-1</text:p>
          </table:table-cell>
          <table:table-cell office:value-type="float" office:value="0.969954" calcext:value-type="float">
            <text:p>0.969954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0.6" calcext:value-type="float">
            <text:p>0.6</text:p>
          </table:table-cell>
          <table:table-cell table:formula="of:=IF(ABS([.G68]-[.H68])&lt;0.1;0;IF([.G68]&lt;[.H68];IF([.D68]&gt;[.F68];0;1);IF([.F68]&gt;[.D68];0;1)))" office:value-type="float" office:value="1" calcext:value-type="float">
            <text:p>1</text:p>
          </table:table-cell>
          <table:table-cell table:formula="of:=[.F68]&gt;[.D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7353" calcext:value-type="float">
            <text:p>0.947353</text:p>
          </table:table-cell>
          <table:table-cell office:value-type="float" office:value="-2" calcext:value-type="float">
            <text:p>-2</text:p>
          </table:table-cell>
          <table:table-cell office:value-type="float" office:value="0.97423" calcext:value-type="float">
            <text:p>0.97423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2766" calcext:value-type="float">
            <text:p>0.972766</text:p>
          </table:table-cell>
          <table:table-cell office:value-type="float" office:value="-2" calcext:value-type="float">
            <text:p>-2</text:p>
          </table:table-cell>
          <table:table-cell office:value-type="float" office:value="0.982441" calcext:value-type="float">
            <text:p>0.982441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081" calcext:value-type="float">
            <text:p>0.991081</text:p>
          </table:table-cell>
          <table:table-cell office:value-type="float" office:value="-2" calcext:value-type="float">
            <text:p>-2</text:p>
          </table:table-cell>
          <table:table-cell office:value-type="float" office:value="0.983794" calcext:value-type="float">
            <text:p>0.983794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873" calcext:value-type="float">
            <text:p>0.995873</text:p>
          </table:table-cell>
          <table:table-cell office:value-type="float" office:value="-2" calcext:value-type="float">
            <text:p>-2</text:p>
          </table:table-cell>
          <table:table-cell office:value-type="float" office:value="0.97992" calcext:value-type="float">
            <text:p>0.97992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114" calcext:value-type="float">
            <text:p>0.992114</text:p>
          </table:table-cell>
          <table:table-cell office:value-type="float" office:value="-2" calcext:value-type="float">
            <text:p>-2</text:p>
          </table:table-cell>
          <table:table-cell office:value-type="float" office:value="0.977578" calcext:value-type="float">
            <text:p>0.977578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0.1" calcext:value-type="float">
            <text:p>0.1</text:p>
          </table:table-cell>
          <table:table-cell table:formula="of:=IF(ABS([.G73]-[.H73])&lt;0.1;0;IF([.G73]&lt;[.H73];IF([.D73]&gt;[.F73];0;1);IF([.F73]&gt;[.D73];0;1)))" office:value-type="float" office:value="0" calcext:value-type="float">
            <text:p>0</text:p>
          </table:table-cell>
          <table:table-cell table:formula="of:=[.F73]&gt;[.D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5945" calcext:value-type="float">
            <text:p>0.985945</text:p>
          </table:table-cell>
          <table:table-cell office:value-type="float" office:value="-2" calcext:value-type="float">
            <text:p>-2</text:p>
          </table:table-cell>
          <table:table-cell office:value-type="float" office:value="0.975446" calcext:value-type="float">
            <text:p>0.975446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126" calcext:value-type="float">
            <text:p>0.95126</text:p>
          </table:table-cell>
          <table:table-cell office:value-type="float" office:value="-2" calcext:value-type="float">
            <text:p>-2</text:p>
          </table:table-cell>
          <table:table-cell office:value-type="float" office:value="0.974385" calcext:value-type="float">
            <text:p>0.974385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5075" calcext:value-type="float">
            <text:p>0.925075</text:p>
          </table:table-cell>
          <table:table-cell office:value-type="float" office:value="5" calcext:value-type="float">
            <text:p>5</text:p>
          </table:table-cell>
          <table:table-cell office:value-type="float" office:value="0.974143" calcext:value-type="float">
            <text:p>0.974143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7.4" calcext:value-type="float">
            <text:p>7.4</text:p>
          </table:table-cell>
          <table:table-cell table:formula="of:=IF(ABS([.G76]-[.H76])&lt;0.1;0;IF([.G76]&lt;[.H76];IF([.D76]&gt;[.F76];0;1);IF([.F76]&gt;[.D76];0;1)))" office:value-type="float" office:value="1" calcext:value-type="float">
            <text:p>1</text:p>
          </table:table-cell>
          <table:table-cell table:formula="of:=[.F76]&gt;[.D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7343" calcext:value-type="float">
            <text:p>0.907343</text:p>
          </table:table-cell>
          <table:table-cell office:value-type="float" office:value="-2" calcext:value-type="float">
            <text:p>-2</text:p>
          </table:table-cell>
          <table:table-cell office:value-type="float" office:value="0.966254" calcext:value-type="float">
            <text:p>0.966254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0.5" calcext:value-type="float">
            <text:p>0.5</text:p>
          </table:table-cell>
          <table:table-cell table:formula="of:=IF(ABS([.G77]-[.H77])&lt;0.1;0;IF([.G77]&lt;[.H77];IF([.D77]&gt;[.F77];0;1);IF([.F77]&gt;[.D77];0;1)))" office:value-type="float" office:value="0" calcext:value-type="float">
            <text:p>0</text:p>
          </table:table-cell>
          <table:table-cell table:formula="of:=[.F77]&gt;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475" calcext:value-type="float">
            <text:p>0.89475</text:p>
          </table:table-cell>
          <table:table-cell office:value-type="float" office:value="-2" calcext:value-type="float">
            <text:p>-2</text:p>
          </table:table-cell>
          <table:table-cell office:value-type="float" office:value="0.969198" calcext:value-type="float">
            <text:p>0.969198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0.6" calcext:value-type="float">
            <text:p>0.6</text:p>
          </table:table-cell>
          <table:table-cell table:formula="of:=IF(ABS([.G78]-[.H78])&lt;0.1;0;IF([.G78]&lt;[.H78];IF([.D78]&gt;[.F78];0;1);IF([.F78]&gt;[.D78];0;1)))" office:value-type="float" office:value="1" calcext:value-type="float">
            <text:p>1</text:p>
          </table:table-cell>
          <table:table-cell table:formula="of:=[.F78]&gt;[.D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888" calcext:value-type="float">
            <text:p>0.93888</text:p>
          </table:table-cell>
          <table:table-cell office:value-type="float" office:value="0" calcext:value-type="float">
            <text:p>0</text:p>
          </table:table-cell>
          <table:table-cell office:value-type="float" office:value="0.976269" calcext:value-type="float">
            <text:p>0.976269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2.7" calcext:value-type="float">
            <text:p>2.7</text:p>
          </table:table-cell>
          <table:table-cell table:formula="of:=IF(ABS([.G79]-[.H79])&lt;0.1;0;IF([.G79]&lt;[.H79];IF([.D79]&gt;[.F79];0;1);IF([.F79]&gt;[.D79];0;1)))" office:value-type="float" office:value="1" calcext:value-type="float">
            <text:p>1</text:p>
          </table:table-cell>
          <table:table-cell table:formula="of:=[.F79]&gt;[.D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3523" calcext:value-type="float">
            <text:p>0.983523</text:p>
          </table:table-cell>
          <table:table-cell office:value-type="float" office:value="0" calcext:value-type="float">
            <text:p>0</text:p>
          </table:table-cell>
          <table:table-cell office:value-type="float" office:value="0.979249" calcext:value-type="float">
            <text:p>0.979249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2.8" calcext:value-type="float">
            <text:p>2.8</text:p>
          </table:table-cell>
          <table:table-cell table:formula="of:=IF(ABS([.G80]-[.H80])&lt;0.1;0;IF([.G80]&lt;[.H80];IF([.D80]&gt;[.F80];0;1);IF([.F80]&gt;[.D80];0;1)))" office:value-type="float" office:value="0" calcext:value-type="float">
            <text:p>0</text:p>
          </table:table-cell>
          <table:table-cell table:formula="of:=[.F80]&gt;[.D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077" calcext:value-type="float">
            <text:p>0.992077</text:p>
          </table:table-cell>
          <table:table-cell office:value-type="float" office:value="-3" calcext:value-type="float">
            <text:p>-3</text:p>
          </table:table-cell>
          <table:table-cell office:value-type="float" office:value="0.978855" calcext:value-type="float">
            <text:p>0.978855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66" calcext:value-type="float">
            <text:p>0.994666</text:p>
          </table:table-cell>
          <table:table-cell office:value-type="float" office:value="-3" calcext:value-type="float">
            <text:p>-3</text:p>
          </table:table-cell>
          <table:table-cell office:value-type="float" office:value="0.981217" calcext:value-type="float">
            <text:p>0.981217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968" calcext:value-type="float">
            <text:p>0.992968</text:p>
          </table:table-cell>
          <table:table-cell office:value-type="float" office:value="-3" calcext:value-type="float">
            <text:p>-3</text:p>
          </table:table-cell>
          <table:table-cell office:value-type="float" office:value="0.980024" calcext:value-type="float">
            <text:p>0.980024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0359" calcext:value-type="float">
            <text:p>0.980359</text:p>
          </table:table-cell>
          <table:table-cell office:value-type="float" office:value="-3" calcext:value-type="float">
            <text:p>-3</text:p>
          </table:table-cell>
          <table:table-cell office:value-type="float" office:value="0.974577" calcext:value-type="float">
            <text:p>0.974577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1875" calcext:value-type="float">
            <text:p>0.941875</text:p>
          </table:table-cell>
          <table:table-cell office:value-type="float" office:value="-3" calcext:value-type="float">
            <text:p>-3</text:p>
          </table:table-cell>
          <table:table-cell office:value-type="float" office:value="0.975901" calcext:value-type="float">
            <text:p>0.975901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3862" calcext:value-type="float">
            <text:p>0.893862</text:p>
          </table:table-cell>
          <table:table-cell office:value-type="float" office:value="0" calcext:value-type="float">
            <text:p>0</text:p>
          </table:table-cell>
          <table:table-cell office:value-type="float" office:value="0.972352" calcext:value-type="float">
            <text:p>0.972352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3.4" calcext:value-type="float">
            <text:p>3.4</text:p>
          </table:table-cell>
          <table:table-cell table:formula="of:=IF(ABS([.G86]-[.H86])&lt;0.1;0;IF([.G86]&lt;[.H86];IF([.D86]&gt;[.F86];0;1);IF([.F86]&gt;[.D86];0;1)))" office:value-type="float" office:value="1" calcext:value-type="float">
            <text:p>1</text:p>
          </table:table-cell>
          <table:table-cell table:formula="of:=[.F86]&gt;[.D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64029" calcext:value-type="float">
            <text:p>0.864029</text:p>
          </table:table-cell>
          <table:table-cell office:value-type="float" office:value="0" calcext:value-type="float">
            <text:p>0</text:p>
          </table:table-cell>
          <table:table-cell office:value-type="float" office:value="0.965324" calcext:value-type="float">
            <text:p>0.965324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3.5" calcext:value-type="float">
            <text:p>3.5</text:p>
          </table:table-cell>
          <table:table-cell table:formula="of:=IF(ABS([.G87]-[.H87])&lt;0.1;0;IF([.G87]&lt;[.H87];IF([.D87]&gt;[.F87];0;1);IF([.F87]&gt;[.D87];0;1)))" office:value-type="float" office:value="1" calcext:value-type="float">
            <text:p>1</text:p>
          </table:table-cell>
          <table:table-cell table:formula="of:=[.F87]&gt;[.D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0255" calcext:value-type="float">
            <text:p>0.860255</text:p>
          </table:table-cell>
          <table:table-cell office:value-type="float" office:value="-4" calcext:value-type="float">
            <text:p>-4</text:p>
          </table:table-cell>
          <table:table-cell office:value-type="float" office:value="0.968137" calcext:value-type="float">
            <text:p>0.968137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4" calcext:value-type="float">
            <text:p>0.4</text:p>
          </table:table-cell>
          <table:table-cell table:formula="of:=IF(ABS([.G88]-[.H88])&lt;0.1;0;IF([.G88]&lt;[.H88];IF([.D88]&gt;[.F88];0;1);IF([.F88]&gt;[.D88];0;1)))" office:value-type="float" office:value="0" calcext:value-type="float">
            <text:p>0</text:p>
          </table:table-cell>
          <table:table-cell table:formula="of:=[.F88]&gt;[.D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4774" calcext:value-type="float">
            <text:p>0.914774</text:p>
          </table:table-cell>
          <table:table-cell office:value-type="float" office:value="4" calcext:value-type="float">
            <text:p>4</text:p>
          </table:table-cell>
          <table:table-cell office:value-type="float" office:value="0.977173" calcext:value-type="float">
            <text:p>0.977173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7.7" calcext:value-type="float">
            <text:p>7.7</text:p>
          </table:table-cell>
          <table:table-cell table:formula="of:=IF(ABS([.G89]-[.H89])&lt;0.1;0;IF([.G89]&lt;[.H89];IF([.D89]&gt;[.F89];0;1);IF([.F89]&gt;[.D89];0;1)))" office:value-type="float" office:value="1" calcext:value-type="float">
            <text:p>1</text:p>
          </table:table-cell>
          <table:table-cell table:formula="of:=[.F89]&gt;[.D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7425" calcext:value-type="float">
            <text:p>0.967425</text:p>
          </table:table-cell>
          <table:table-cell office:value-type="float" office:value="0" calcext:value-type="float">
            <text:p>0</text:p>
          </table:table-cell>
          <table:table-cell office:value-type="float" office:value="0.978001" calcext:value-type="float">
            <text:p>0.978001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1" calcext:value-type="float">
            <text:p>1</text:p>
          </table:table-cell>
          <table:table-cell table:formula="of:=[.F90]&gt;[.D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376" calcext:value-type="float">
            <text:p>0.992376</text:p>
          </table:table-cell>
          <table:table-cell office:value-type="float" office:value="-4" calcext:value-type="float">
            <text:p>-4</text:p>
          </table:table-cell>
          <table:table-cell office:value-type="float" office:value="0.980909" calcext:value-type="float">
            <text:p>0.980909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243" calcext:value-type="float">
            <text:p>0.994243</text:p>
          </table:table-cell>
          <table:table-cell office:value-type="float" office:value="-4" calcext:value-type="float">
            <text:p>-4</text:p>
          </table:table-cell>
          <table:table-cell office:value-type="float" office:value="0.980383" calcext:value-type="float">
            <text:p>0.98038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333" calcext:value-type="float">
            <text:p>0.992333</text:p>
          </table:table-cell>
          <table:table-cell office:value-type="float" office:value="-4" calcext:value-type="float">
            <text:p>-4</text:p>
          </table:table-cell>
          <table:table-cell office:value-type="float" office:value="0.977758" calcext:value-type="float">
            <text:p>0.977758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3647" calcext:value-type="float">
            <text:p>0.983647</text:p>
          </table:table-cell>
          <table:table-cell office:value-type="float" office:value="0" calcext:value-type="float">
            <text:p>0</text:p>
          </table:table-cell>
          <table:table-cell office:value-type="float" office:value="0.980808" calcext:value-type="float">
            <text:p>0.980808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0" calcext:value-type="float">
            <text:p>0</text:p>
          </table:table-cell>
          <table:table-cell table:formula="of:=[.F94]&gt;[.D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4329" calcext:value-type="float">
            <text:p>0.924329</text:p>
          </table:table-cell>
          <table:table-cell office:value-type="float" office:value="0" calcext:value-type="float">
            <text:p>0</text:p>
          </table:table-cell>
          <table:table-cell office:value-type="float" office:value="0.973334" calcext:value-type="float">
            <text:p>0.973334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1" calcext:value-type="float">
            <text:p>1</text:p>
          </table:table-cell>
          <table:table-cell table:formula="of:=[.F95]&gt;[.D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2535" calcext:value-type="float">
            <text:p>0.852535</text:p>
          </table:table-cell>
          <table:table-cell office:value-type="float" office:value="5" calcext:value-type="float">
            <text:p>5</text:p>
          </table:table-cell>
          <table:table-cell office:value-type="float" office:value="0.989726" calcext:value-type="float">
            <text:p>0.989726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1" calcext:value-type="float">
            <text:p>1</text:p>
          </table:table-cell>
          <table:table-cell table:formula="of:=[.F96]&gt;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0443" calcext:value-type="float">
            <text:p>0.820443</text:p>
          </table:table-cell>
          <table:table-cell office:value-type="float" office:value="0" calcext:value-type="float">
            <text:p>0</text:p>
          </table:table-cell>
          <table:table-cell office:value-type="float" office:value="0.973884" calcext:value-type="float">
            <text:p>0.973884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4.5" calcext:value-type="float">
            <text:p>4.5</text:p>
          </table:table-cell>
          <table:table-cell table:formula="of:=IF(ABS([.G97]-[.H97])&lt;0.1;0;IF([.G97]&lt;[.H97];IF([.D97]&gt;[.F97];0;1);IF([.F97]&gt;[.D97];0;1)))" office:value-type="float" office:value="1" calcext:value-type="float">
            <text:p>1</text:p>
          </table:table-cell>
          <table:table-cell table:formula="of:=[.F97]&gt;[.D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08386" calcext:value-type="float">
            <text:p>0.808386</text:p>
          </table:table-cell>
          <table:table-cell office:value-type="float" office:value="0" calcext:value-type="float">
            <text:p>0</text:p>
          </table:table-cell>
          <table:table-cell office:value-type="float" office:value="0.969808" calcext:value-type="float">
            <text:p>0.969808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4.6" calcext:value-type="float">
            <text:p>4.6</text:p>
          </table:table-cell>
          <table:table-cell table:formula="of:=IF(ABS([.G98]-[.H98])&lt;0.1;0;IF([.G98]&lt;[.H98];IF([.D98]&gt;[.F98];0;1);IF([.F98]&gt;[.D98];0;1)))" office:value-type="float" office:value="1" calcext:value-type="float">
            <text:p>1</text:p>
          </table:table-cell>
          <table:table-cell table:formula="of:=[.F98]&gt;[.D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3311" calcext:value-type="float">
            <text:p>0.873311</text:p>
          </table:table-cell>
          <table:table-cell office:value-type="float" office:value="5" calcext:value-type="float">
            <text:p>5</text:p>
          </table:table-cell>
          <table:table-cell office:value-type="float" office:value="0.975438" calcext:value-type="float">
            <text:p>0.975438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9.7" calcext:value-type="float">
            <text:p>9.7</text:p>
          </table:table-cell>
          <table:table-cell table:formula="of:=IF(ABS([.G99]-[.H99])&lt;0.1;0;IF([.G99]&lt;[.H99];IF([.D99]&gt;[.F99];0;1);IF([.F99]&gt;[.D99];0;1)))" office:value-type="float" office:value="1" calcext:value-type="float">
            <text:p>1</text:p>
          </table:table-cell>
          <table:table-cell table:formula="of:=[.F99]&gt;[.D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6149" calcext:value-type="float">
            <text:p>0.966149</text:p>
          </table:table-cell>
          <table:table-cell office:value-type="float" office:value="-5" calcext:value-type="float">
            <text:p>-5</text:p>
          </table:table-cell>
          <table:table-cell office:value-type="float" office:value="0.973465" calcext:value-type="float">
            <text:p>0.973465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0.2" calcext:value-type="float">
            <text:p>0.2</text:p>
          </table:table-cell>
          <table:table-cell table:formula="of:=IF(ABS([.G100]-[.H100])&lt;0.1;0;IF([.G100]&lt;[.H100];IF([.D100]&gt;[.F100];0;1);IF([.F100]&gt;[.D100];0;1)))" office:value-type="float" office:value="0" calcext:value-type="float">
            <text:p>0</text:p>
          </table:table-cell>
          <table:table-cell table:formula="of:=[.F100]&gt;[.D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89734" calcext:value-type="float">
            <text:p>0.989734</text:p>
          </table:table-cell>
          <table:table-cell office:value-type="float" office:value="-5" calcext:value-type="float">
            <text:p>-5</text:p>
          </table:table-cell>
          <table:table-cell office:value-type="float" office:value="0.974602" calcext:value-type="float">
            <text:p>0.974602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5546" calcext:value-type="float">
            <text:p>0.995546</text:p>
          </table:table-cell>
          <table:table-cell office:value-type="float" office:value="-5" calcext:value-type="float">
            <text:p>-5</text:p>
          </table:table-cell>
          <table:table-cell office:value-type="float" office:value="0.980694" calcext:value-type="float">
            <text:p>0.980694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4897" calcext:value-type="float">
            <text:p>0.984897</text:p>
          </table:table-cell>
          <table:table-cell office:value-type="float" office:value="5" calcext:value-type="float">
            <text:p>5</text:p>
          </table:table-cell>
          <table:table-cell office:value-type="float" office:value="0.978889" calcext:value-type="float">
            <text:p>0.978889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13" calcext:value-type="float">
            <text:p>0.9913</text:p>
          </table:table-cell>
          <table:table-cell office:value-type="float" office:value="5" calcext:value-type="float">
            <text:p>5</text:p>
          </table:table-cell>
          <table:table-cell office:value-type="float" office:value="0.97163" calcext:value-type="float">
            <text:p>0.9716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62023" calcext:value-type="float">
            <text:p>0.962023</text:p>
          </table:table-cell>
          <table:table-cell office:value-type="float" office:value="5" calcext:value-type="float">
            <text:p>5</text:p>
          </table:table-cell>
          <table:table-cell office:value-type="float" office:value="0.97417" calcext:value-type="float">
            <text:p>0.97417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80365" calcext:value-type="float">
            <text:p>0.880365</text:p>
          </table:table-cell>
          <table:table-cell office:value-type="float" office:value="5" calcext:value-type="float">
            <text:p>5</text:p>
          </table:table-cell>
          <table:table-cell office:value-type="float" office:value="0.965969" calcext:value-type="float">
            <text:p>0.965969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3234" calcext:value-type="float">
            <text:p>0.823234</text:p>
          </table:table-cell>
          <table:table-cell office:value-type="float" office:value="-3" calcext:value-type="float">
            <text:p>-3</text:p>
          </table:table-cell>
          <table:table-cell office:value-type="float" office:value="0.964237" calcext:value-type="float">
            <text:p>0.964237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7.6" calcext:value-type="float">
            <text:p>7.6</text:p>
          </table:table-cell>
          <table:table-cell table:formula="of:=IF(ABS([.G107]-[.H107])&lt;0.1;0;IF([.G107]&lt;[.H107];IF([.D107]&gt;[.F107];0;1);IF([.F107]&gt;[.D107];0;1)))" office:value-type="float" office:value="1" calcext:value-type="float">
            <text:p>1</text:p>
          </table:table-cell>
          <table:table-cell table:formula="of:=[.F107]&gt;[.D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0622" calcext:value-type="float">
            <text:p>0.830622</text:p>
          </table:table-cell>
          <table:table-cell office:value-type="float" office:value="4" calcext:value-type="float">
            <text:p>4</text:p>
          </table:table-cell>
          <table:table-cell office:value-type="float" office:value="0.966099" calcext:value-type="float">
            <text:p>0.966099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7029" calcext:value-type="float">
            <text:p>0.857029</text:p>
          </table:table-cell>
          <table:table-cell office:value-type="float" office:value="0" calcext:value-type="float">
            <text:p>0</text:p>
          </table:table-cell>
          <table:table-cell office:value-type="float" office:value="0.968159" calcext:value-type="float">
            <text:p>0.968159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4.4" calcext:value-type="float">
            <text:p>4.4</text:p>
          </table:table-cell>
          <table:table-cell table:formula="of:=IF(ABS([.G109]-[.H109])&lt;0.1;0;IF([.G109]&lt;[.H109];IF([.D109]&gt;[.F109];0;1);IF([.F109]&gt;[.D109];0;1)))" office:value-type="float" office:value="1" calcext:value-type="float">
            <text:p>1</text:p>
          </table:table-cell>
          <table:table-cell table:formula="of:=[.F109]&gt;[.D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1569" calcext:value-type="float">
            <text:p>0.911569</text:p>
          </table:table-cell>
          <table:table-cell office:value-type="float" office:value="4" calcext:value-type="float">
            <text:p>4</text:p>
          </table:table-cell>
          <table:table-cell office:value-type="float" office:value="0.969189" calcext:value-type="float">
            <text:p>0.969189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5728" calcext:value-type="float">
            <text:p>0.975728</text:p>
          </table:table-cell>
          <table:table-cell office:value-type="float" office:value="4" calcext:value-type="float">
            <text:p>4</text:p>
          </table:table-cell>
          <table:table-cell office:value-type="float" office:value="0.975082" calcext:value-type="float">
            <text:p>0.975082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9684" calcext:value-type="float">
            <text:p>0.989684</text:p>
          </table:table-cell>
          <table:table-cell office:value-type="float" office:value="4" calcext:value-type="float">
            <text:p>4</text:p>
          </table:table-cell>
          <table:table-cell office:value-type="float" office:value="0.978023" calcext:value-type="float">
            <text:p>0.978023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5482" calcext:value-type="float">
            <text:p>0.995482</text:p>
          </table:table-cell>
          <table:table-cell office:value-type="float" office:value="4" calcext:value-type="float">
            <text:p>4</text:p>
          </table:table-cell>
          <table:table-cell office:value-type="float" office:value="0.980334" calcext:value-type="float">
            <text:p>0.980334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4" calcext:value-type="float">
            <text:p>4</text:p>
          </table:table-cell>
          <table:table-cell office:value-type="float" office:value="0.976888" calcext:value-type="float">
            <text:p>0.976888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8801" calcext:value-type="float">
            <text:p>0.988801</text:p>
          </table:table-cell>
          <table:table-cell office:value-type="float" office:value="4" calcext:value-type="float">
            <text:p>4</text:p>
          </table:table-cell>
          <table:table-cell office:value-type="float" office:value="0.97465" calcext:value-type="float">
            <text:p>0.97465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6721" calcext:value-type="float">
            <text:p>0.926721</text:p>
          </table:table-cell>
          <table:table-cell office:value-type="float" office:value="4" calcext:value-type="float">
            <text:p>4</text:p>
          </table:table-cell>
          <table:table-cell office:value-type="float" office:value="0.974128" calcext:value-type="float">
            <text:p>0.974128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7959" calcext:value-type="float">
            <text:p>0.857959</text:p>
          </table:table-cell>
          <table:table-cell office:value-type="float" office:value="4" calcext:value-type="float">
            <text:p>4</text:p>
          </table:table-cell>
          <table:table-cell office:value-type="float" office:value="0.969028" calcext:value-type="float">
            <text:p>0.969028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3" calcext:value-type="float">
            <text:p>3</text:p>
          </table:table-cell>
          <table:table-cell office:value-type="float" office:value="0.970131" calcext:value-type="float">
            <text:p>0.970131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0764" calcext:value-type="float">
            <text:p>0.890764</text:p>
          </table:table-cell>
          <table:table-cell office:value-type="float" office:value="3" calcext:value-type="float">
            <text:p>3</text:p>
          </table:table-cell>
          <table:table-cell office:value-type="float" office:value="0.973073" calcext:value-type="float">
            <text:p>0.9730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3" calcext:value-type="float">
            <text:p>3</text:p>
          </table:table-cell>
          <table:table-cell office:value-type="float" office:value="0.97232" calcext:value-type="float">
            <text:p>0.97232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3" calcext:value-type="float">
            <text:p>3</text:p>
          </table:table-cell>
          <table:table-cell office:value-type="float" office:value="0.975756" calcext:value-type="float">
            <text:p>0.975756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0273" calcext:value-type="float">
            <text:p>0.990273</text:p>
          </table:table-cell>
          <table:table-cell office:value-type="float" office:value="3" calcext:value-type="float">
            <text:p>3</text:p>
          </table:table-cell>
          <table:table-cell office:value-type="float" office:value="0.981303" calcext:value-type="float">
            <text:p>0.981303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5432" calcext:value-type="float">
            <text:p>0.995432</text:p>
          </table:table-cell>
          <table:table-cell office:value-type="float" office:value="3" calcext:value-type="float">
            <text:p>3</text:p>
          </table:table-cell>
          <table:table-cell office:value-type="float" office:value="0.980646" calcext:value-type="float">
            <text:p>0.980646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1272" calcext:value-type="float">
            <text:p>0.991272</text:p>
          </table:table-cell>
          <table:table-cell office:value-type="float" office:value="3" calcext:value-type="float">
            <text:p>3</text:p>
          </table:table-cell>
          <table:table-cell office:value-type="float" office:value="0.980504" calcext:value-type="float">
            <text:p>0.980504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3" calcext:value-type="float">
            <text:p>3</text:p>
          </table:table-cell>
          <table:table-cell office:value-type="float" office:value="0.975336" calcext:value-type="float">
            <text:p>0.975336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9166" calcext:value-type="float">
            <text:p>0.929166</text:p>
          </table:table-cell>
          <table:table-cell office:value-type="float" office:value="3" calcext:value-type="float">
            <text:p>3</text:p>
          </table:table-cell>
          <table:table-cell office:value-type="float" office:value="0.972202" calcext:value-type="float">
            <text:p>0.972202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3" calcext:value-type="float">
            <text:p>3</text:p>
          </table:table-cell>
          <table:table-cell office:value-type="float" office:value="0.971801" calcext:value-type="float">
            <text:p>0.971801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1916" calcext:value-type="float">
            <text:p>0.911916</text:p>
          </table:table-cell>
          <table:table-cell office:value-type="float" office:value="3" calcext:value-type="float">
            <text:p>3</text:p>
          </table:table-cell>
          <table:table-cell office:value-type="float" office:value="0.969211" calcext:value-type="float">
            <text:p>0.969211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1798" calcext:value-type="float">
            <text:p>0.921798</text:p>
          </table:table-cell>
          <table:table-cell office:value-type="float" office:value="2" calcext:value-type="float">
            <text:p>2</text:p>
          </table:table-cell>
          <table:table-cell office:value-type="float" office:value="0.971498" calcext:value-type="float">
            <text:p>0.971498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40315" calcext:value-type="float">
            <text:p>0.940315</text:p>
          </table:table-cell>
          <table:table-cell office:value-type="float" office:value="2" calcext:value-type="float">
            <text:p>2</text:p>
          </table:table-cell>
          <table:table-cell office:value-type="float" office:value="0.976204" calcext:value-type="float">
            <text:p>0.976204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4782" calcext:value-type="float">
            <text:p>0.974782</text:p>
          </table:table-cell>
          <table:table-cell office:value-type="float" office:value="2" calcext:value-type="float">
            <text:p>2</text:p>
          </table:table-cell>
          <table:table-cell office:value-type="float" office:value="0.977325" calcext:value-type="float">
            <text:p>0.977325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0435" calcext:value-type="float">
            <text:p>0.990435</text:p>
          </table:table-cell>
          <table:table-cell office:value-type="float" office:value="2" calcext:value-type="float">
            <text:p>2</text:p>
          </table:table-cell>
          <table:table-cell office:value-type="float" office:value="0.981577" calcext:value-type="float">
            <text:p>0.981577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537" calcext:value-type="float">
            <text:p>0.994537</text:p>
          </table:table-cell>
          <table:table-cell office:value-type="float" office:value="2" calcext:value-type="float">
            <text:p>2</text:p>
          </table:table-cell>
          <table:table-cell office:value-type="float" office:value="0.979921" calcext:value-type="float">
            <text:p>0.97992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1389" calcext:value-type="float">
            <text:p>0.991389</text:p>
          </table:table-cell>
          <table:table-cell office:value-type="float" office:value="2" calcext:value-type="float">
            <text:p>2</text:p>
          </table:table-cell>
          <table:table-cell office:value-type="float" office:value="0.980443" calcext:value-type="float">
            <text:p>0.980443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952" calcext:value-type="float">
            <text:p>0.97952</text:p>
          </table:table-cell>
          <table:table-cell office:value-type="float" office:value="2" calcext:value-type="float">
            <text:p>2</text:p>
          </table:table-cell>
          <table:table-cell office:value-type="float" office:value="0.977943" calcext:value-type="float">
            <text:p>0.977943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2525" calcext:value-type="float">
            <text:p>0.952525</text:p>
          </table:table-cell>
          <table:table-cell office:value-type="float" office:value="2" calcext:value-type="float">
            <text:p>2</text:p>
          </table:table-cell>
          <table:table-cell office:value-type="float" office:value="0.976044" calcext:value-type="float">
            <text:p>0.976044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4807" calcext:value-type="float">
            <text:p>0.914807</text:p>
          </table:table-cell>
          <table:table-cell office:value-type="float" office:value="2" calcext:value-type="float">
            <text:p>2</text:p>
          </table:table-cell>
          <table:table-cell office:value-type="float" office:value="0.972611" calcext:value-type="float">
            <text:p>0.972611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899988" calcext:value-type="float">
            <text:p>0.899988</text:p>
          </table:table-cell>
          <table:table-cell office:value-type="float" office:value="1" calcext:value-type="float">
            <text:p>1</text:p>
          </table:table-cell>
          <table:table-cell office:value-type="float" office:value="0.972681" calcext:value-type="float">
            <text:p>0.972681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2832" calcext:value-type="float">
            <text:p>0.932832</text:p>
          </table:table-cell>
          <table:table-cell office:value-type="float" office:value="1" calcext:value-type="float">
            <text:p>1</text:p>
          </table:table-cell>
          <table:table-cell office:value-type="float" office:value="0.976894" calcext:value-type="float">
            <text:p>0.976894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255" calcext:value-type="float">
            <text:p>0.95255</text:p>
          </table:table-cell>
          <table:table-cell office:value-type="float" office:value="1" calcext:value-type="float">
            <text:p>1</text:p>
          </table:table-cell>
          <table:table-cell office:value-type="float" office:value="0.976427" calcext:value-type="float">
            <text:p>0.976427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15" calcext:value-type="float">
            <text:p>0.9715</text:p>
          </table:table-cell>
          <table:table-cell office:value-type="float" office:value="1" calcext:value-type="float">
            <text:p>1</text:p>
          </table:table-cell>
          <table:table-cell office:value-type="float" office:value="0.981685" calcext:value-type="float">
            <text:p>0.981685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1" calcext:value-type="float">
            <text:p>1</text:p>
          </table:table-cell>
          <table:table-cell office:value-type="float" office:value="0.982235" calcext:value-type="float">
            <text:p>0.982235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4367" calcext:value-type="float">
            <text:p>0.994367</text:p>
          </table:table-cell>
          <table:table-cell office:value-type="float" office:value="1" calcext:value-type="float">
            <text:p>1</text:p>
          </table:table-cell>
          <table:table-cell office:value-type="float" office:value="0.980184" calcext:value-type="float">
            <text:p>0.980184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257" calcext:value-type="float">
            <text:p>0.990257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7093" calcext:value-type="float">
            <text:p>0.977093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1858" calcext:value-type="float">
            <text:p>0.951858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0.7" calcext:value-type="float">
            <text:p>0.7</text:p>
          </table:table-cell>
          <table:table-cell table:formula="of:=IF(ABS([.G146]-[.H146])&lt;0.1;0;IF([.G146]&lt;[.H146];IF([.D146]&gt;[.F146];0;1);IF([.F146]&gt;[.D146];0;1)))" office:value-type="float" office:value="0" calcext:value-type="float">
            <text:p>0</text:p>
          </table:table-cell>
          <table:table-cell table:formula="of:=[.F146]&gt;[.D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25613" calcext:value-type="float">
            <text:p>0.925613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0" calcext:value-type="float">
            <text:p>0</text:p>
          </table:table-cell>
          <table:table-cell table:formula="of:=[.F148]&gt;[.D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1245" calcext:value-type="float">
            <text:p>0.941245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66192" calcext:value-type="float">
            <text:p>0.966192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1789" calcext:value-type="float">
            <text:p>0.981789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0997" calcext:value-type="float">
            <text:p>0.990997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434" calcext:value-type="float">
            <text:p>0.994434</text:p>
          </table:table-cell>
          <table:table-cell office:value-type="float" office:value="0" calcext:value-type="float">
            <text:p>0</text:p>
          </table:table-cell>
          <table:table-cell office:value-type="float" office:value="0.985885" calcext:value-type="float">
            <text:p>0.98588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0997" calcext:value-type="float">
            <text:p>0.990997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1789" calcext:value-type="float">
            <text:p>0.981789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66192" calcext:value-type="float">
            <text:p>0.966192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1245" calcext:value-type="float">
            <text:p>0.941245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25613" calcext:value-type="float">
            <text:p>0.925613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1858" calcext:value-type="float">
            <text:p>0.951858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7" calcext:value-type="float">
            <text:p>0.7</text:p>
          </table:table-cell>
          <table:table-cell table:formula="of:=IF(ABS([.G160]-[.H160])&lt;0.1;0;IF([.G160]&lt;[.H160];IF([.D160]&gt;[.F160];0;1);IF([.F160]&gt;[.D160];0;1)))" office:value-type="float" office:value="1" calcext:value-type="float">
            <text:p>1</text:p>
          </table:table-cell>
          <table:table-cell table:formula="of:=[.F160]&gt;[.D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7093" calcext:value-type="float">
            <text:p>0.977093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257" calcext:value-type="float">
            <text:p>0.990257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5107" calcext:value-type="float">
            <text:p>0.995107</text:p>
          </table:table-cell>
          <table:table-cell office:value-type="float" office:value="-1" calcext:value-type="float">
            <text:p>-1</text:p>
          </table:table-cell>
          <table:table-cell office:value-type="float" office:value="0.979567" calcext:value-type="float">
            <text:p>0.979567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2561" calcext:value-type="float">
            <text:p>0.992561</text:p>
          </table:table-cell>
          <table:table-cell office:value-type="float" office:value="-1" calcext:value-type="float">
            <text:p>-1</text:p>
          </table:table-cell>
          <table:table-cell office:value-type="float" office:value="0.979656" calcext:value-type="float">
            <text:p>0.979656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76448" calcext:value-type="float">
            <text:p>0.976448</text:p>
          </table:table-cell>
          <table:table-cell office:value-type="float" office:value="-1" calcext:value-type="float">
            <text:p>-1</text:p>
          </table:table-cell>
          <table:table-cell office:value-type="float" office:value="0.978066" calcext:value-type="float">
            <text:p>0.978066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58482" calcext:value-type="float">
            <text:p>0.958482</text:p>
          </table:table-cell>
          <table:table-cell office:value-type="float" office:value="-1" calcext:value-type="float">
            <text:p>-1</text:p>
          </table:table-cell>
          <table:table-cell office:value-type="float" office:value="0.974799" calcext:value-type="float">
            <text:p>0.974799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-1" calcext:value-type="float">
            <text:p>-1</text:p>
          </table:table-cell>
          <table:table-cell office:value-type="float" office:value="0.97477" calcext:value-type="float">
            <text:p>0.9747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23963" calcext:value-type="float">
            <text:p>0.923963</text:p>
          </table:table-cell>
          <table:table-cell office:value-type="float" office:value="-2" calcext:value-type="float">
            <text:p>-2</text:p>
          </table:table-cell>
          <table:table-cell office:value-type="float" office:value="0.974652" calcext:value-type="float">
            <text:p>0.974652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4578" calcext:value-type="float">
            <text:p>0.914578</text:p>
          </table:table-cell>
          <table:table-cell office:value-type="float" office:value="-2" calcext:value-type="float">
            <text:p>-2</text:p>
          </table:table-cell>
          <table:table-cell office:value-type="float" office:value="0.969901" calcext:value-type="float">
            <text:p>0.969901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4" calcext:value-type="float">
            <text:p>0.4</text:p>
          </table:table-cell>
          <table:table-cell table:formula="of:=IF(ABS([.G169]-[.H169])&lt;0.1;0;IF([.G169]&lt;[.H169];IF([.D169]&gt;[.F169];0;1);IF([.F169]&gt;[.D169];0;1)))" office:value-type="float" office:value="0" calcext:value-type="float">
            <text:p>0</text:p>
          </table:table-cell>
          <table:table-cell table:formula="of:=[.F169]&gt;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6188" calcext:value-type="float">
            <text:p>0.946188</text:p>
          </table:table-cell>
          <table:table-cell office:value-type="float" office:value="-2" calcext:value-type="float">
            <text:p>-2</text:p>
          </table:table-cell>
          <table:table-cell office:value-type="float" office:value="0.973377" calcext:value-type="float">
            <text:p>0.973377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3" calcext:value-type="float">
            <text:p>0.3</text:p>
          </table:table-cell>
          <table:table-cell table:formula="of:=IF(ABS([.G170]-[.H170])&lt;0.1;0;IF([.G170]&lt;[.H170];IF([.D170]&gt;[.F170];0;1);IF([.F170]&gt;[.D170];0;1)))" office:value-type="float" office:value="0" calcext:value-type="float">
            <text:p>0</text:p>
          </table:table-cell>
          <table:table-cell table:formula="of:=[.F170]&gt;[.D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3112" calcext:value-type="float">
            <text:p>0.983112</text:p>
          </table:table-cell>
          <table:table-cell office:value-type="float" office:value="-2" calcext:value-type="float">
            <text:p>-2</text:p>
          </table:table-cell>
          <table:table-cell office:value-type="float" office:value="0.980037" calcext:value-type="float">
            <text:p>0.980037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705" calcext:value-type="float">
            <text:p>0.990705</text:p>
          </table:table-cell>
          <table:table-cell office:value-type="float" office:value="-2" calcext:value-type="float">
            <text:p>-2</text:p>
          </table:table-cell>
          <table:table-cell office:value-type="float" office:value="0.979613" calcext:value-type="float">
            <text:p>0.979613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-2" calcext:value-type="float">
            <text:p>-2</text:p>
          </table:table-cell>
          <table:table-cell office:value-type="float" office:value="0.976293" calcext:value-type="float">
            <text:p>0.976293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905" calcext:value-type="float">
            <text:p>0.990905</text:p>
          </table:table-cell>
          <table:table-cell office:value-type="float" office:value="-2" calcext:value-type="float">
            <text:p>-2</text:p>
          </table:table-cell>
          <table:table-cell office:value-type="float" office:value="0.979453" calcext:value-type="float">
            <text:p>0.979453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2971" calcext:value-type="float">
            <text:p>0.982971</text:p>
          </table:table-cell>
          <table:table-cell office:value-type="float" office:value="-2" calcext:value-type="float">
            <text:p>-2</text:p>
          </table:table-cell>
          <table:table-cell office:value-type="float" office:value="0.976751" calcext:value-type="float">
            <text:p>0.976751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8864" calcext:value-type="float">
            <text:p>0.968864</text:p>
          </table:table-cell>
          <table:table-cell office:value-type="float" office:value="-2" calcext:value-type="float">
            <text:p>-2</text:p>
          </table:table-cell>
          <table:table-cell office:value-type="float" office:value="0.978508" calcext:value-type="float">
            <text:p>0.978508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5295" calcext:value-type="float">
            <text:p>0.925295</text:p>
          </table:table-cell>
          <table:table-cell office:value-type="float" office:value="-2" calcext:value-type="float">
            <text:p>-2</text:p>
          </table:table-cell>
          <table:table-cell office:value-type="float" office:value="0.969199" calcext:value-type="float">
            <text:p>0.969199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60712" calcext:value-type="float">
            <text:p>0.860712</text:p>
          </table:table-cell>
          <table:table-cell office:value-type="float" office:value="-2" calcext:value-type="float">
            <text:p>-2</text:p>
          </table:table-cell>
          <table:table-cell office:value-type="float" office:value="0.966239" calcext:value-type="float">
            <text:p>0.966239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5505" calcext:value-type="float">
            <text:p>0.885505</text:p>
          </table:table-cell>
          <table:table-cell office:value-type="float" office:value="0" calcext:value-type="float">
            <text:p>0</text:p>
          </table:table-cell>
          <table:table-cell office:value-type="float" office:value="0.971843" calcext:value-type="float">
            <text:p>0.971843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2.6" calcext:value-type="float">
            <text:p>2.6</text:p>
          </table:table-cell>
          <table:table-cell table:formula="of:=IF(ABS([.G179]-[.H179])&lt;0.1;0;IF([.G179]&lt;[.H179];IF([.D179]&gt;[.F179];0;1);IF([.F179]&gt;[.D179];0;1)))" office:value-type="float" office:value="1" calcext:value-type="float">
            <text:p>1</text:p>
          </table:table-cell>
          <table:table-cell table:formula="of:=[.F179]&gt;[.D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2094" calcext:value-type="float">
            <text:p>0.942094</text:p>
          </table:table-cell>
          <table:table-cell office:value-type="float" office:value="-3" calcext:value-type="float">
            <text:p>-3</text:p>
          </table:table-cell>
          <table:table-cell office:value-type="float" office:value="0.971744" calcext:value-type="float">
            <text:p>0.971744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8592" calcext:value-type="float">
            <text:p>0.978592</text:p>
          </table:table-cell>
          <table:table-cell office:value-type="float" office:value="-3" calcext:value-type="float">
            <text:p>-3</text:p>
          </table:table-cell>
          <table:table-cell office:value-type="float" office:value="0.980257" calcext:value-type="float">
            <text:p>0.980257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35" calcext:value-type="float">
            <text:p>0.9935</text:p>
          </table:table-cell>
          <table:table-cell office:value-type="float" office:value="-3" calcext:value-type="float">
            <text:p>-3</text:p>
          </table:table-cell>
          <table:table-cell office:value-type="float" office:value="0.978168" calcext:value-type="float">
            <text:p>0.978168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346" calcext:value-type="float">
            <text:p>0.994346</text:p>
          </table:table-cell>
          <table:table-cell office:value-type="float" office:value="-3" calcext:value-type="float">
            <text:p>-3</text:p>
          </table:table-cell>
          <table:table-cell office:value-type="float" office:value="0.978773" calcext:value-type="float">
            <text:p>0.97877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705" calcext:value-type="float">
            <text:p>0.995705</text:p>
          </table:table-cell>
          <table:table-cell office:value-type="float" office:value="-3" calcext:value-type="float">
            <text:p>-3</text:p>
          </table:table-cell>
          <table:table-cell office:value-type="float" office:value="0.97542" calcext:value-type="float">
            <text:p>0.97542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9647" calcext:value-type="float">
            <text:p>0.989647</text:p>
          </table:table-cell>
          <table:table-cell office:value-type="float" office:value="-3" calcext:value-type="float">
            <text:p>-3</text:p>
          </table:table-cell>
          <table:table-cell office:value-type="float" office:value="0.978037" calcext:value-type="float">
            <text:p>0.978037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2933" calcext:value-type="float">
            <text:p>0.962933</text:p>
          </table:table-cell>
          <table:table-cell office:value-type="float" office:value="-3" calcext:value-type="float">
            <text:p>-3</text:p>
          </table:table-cell>
          <table:table-cell office:value-type="float" office:value="0.973168" calcext:value-type="float">
            <text:p>0.973168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9577" calcext:value-type="float">
            <text:p>0.899577</text:p>
          </table:table-cell>
          <table:table-cell office:value-type="float" office:value="-3" calcext:value-type="float">
            <text:p>-3</text:p>
          </table:table-cell>
          <table:table-cell office:value-type="float" office:value="0.970253" calcext:value-type="float">
            <text:p>0.970253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70088" calcext:value-type="float">
            <text:p>0.870088</text:p>
          </table:table-cell>
          <table:table-cell office:value-type="float" office:value="-4" calcext:value-type="float">
            <text:p>-4</text:p>
          </table:table-cell>
          <table:table-cell office:value-type="float" office:value="0.969222" calcext:value-type="float">
            <text:p>0.96922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402" calcext:value-type="float">
            <text:p>0.86402</text:p>
          </table:table-cell>
          <table:table-cell office:value-type="float" office:value="-4" calcext:value-type="float">
            <text:p>-4</text:p>
          </table:table-cell>
          <table:table-cell office:value-type="float" office:value="0.969512" calcext:value-type="float">
            <text:p>0.969512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2932" calcext:value-type="float">
            <text:p>0.922932</text:p>
          </table:table-cell>
          <table:table-cell office:value-type="float" office:value="-4" calcext:value-type="float">
            <text:p>-4</text:p>
          </table:table-cell>
          <table:table-cell office:value-type="float" office:value="0.969961" calcext:value-type="float">
            <text:p>0.969961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4313" calcext:value-type="float">
            <text:p>0.974313</text:p>
          </table:table-cell>
          <table:table-cell office:value-type="float" office:value="-4" calcext:value-type="float">
            <text:p>-4</text:p>
          </table:table-cell>
          <table:table-cell office:value-type="float" office:value="0.976117" calcext:value-type="float">
            <text:p>0.976117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155" calcext:value-type="float">
            <text:p>0.994155</text:p>
          </table:table-cell>
          <table:table-cell office:value-type="float" office:value="-4" calcext:value-type="float">
            <text:p>-4</text:p>
          </table:table-cell>
          <table:table-cell office:value-type="float" office:value="0.975327" calcext:value-type="float">
            <text:p>0.975327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676" calcext:value-type="float">
            <text:p>0.994676</text:p>
          </table:table-cell>
          <table:table-cell office:value-type="float" office:value="-4" calcext:value-type="float">
            <text:p>-4</text:p>
          </table:table-cell>
          <table:table-cell office:value-type="float" office:value="0.98004" calcext:value-type="float">
            <text:p>0.98004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834" calcext:value-type="float">
            <text:p>0.990834</text:p>
          </table:table-cell>
          <table:table-cell office:value-type="float" office:value="-4" calcext:value-type="float">
            <text:p>-4</text:p>
          </table:table-cell>
          <table:table-cell office:value-type="float" office:value="0.980469" calcext:value-type="float">
            <text:p>0.980469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637" calcext:value-type="float">
            <text:p>0.98637</text:p>
          </table:table-cell>
          <table:table-cell office:value-type="float" office:value="-4" calcext:value-type="float">
            <text:p>-4</text:p>
          </table:table-cell>
          <table:table-cell office:value-type="float" office:value="0.978562" calcext:value-type="float">
            <text:p>0.978562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-4" calcext:value-type="float">
            <text:p>-4</text:p>
          </table:table-cell>
          <table:table-cell office:value-type="float" office:value="0.971793" calcext:value-type="float">
            <text:p>0.971793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7548" calcext:value-type="float">
            <text:p>0.857548</text:p>
          </table:table-cell>
          <table:table-cell office:value-type="float" office:value="-4" calcext:value-type="float">
            <text:p>-4</text:p>
          </table:table-cell>
          <table:table-cell office:value-type="float" office:value="0.969009" calcext:value-type="float">
            <text:p>0.969009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49486" calcext:value-type="float">
            <text:p>0.749486</text:p>
          </table:table-cell>
          <table:table-cell office:value-type="float" office:value="0" calcext:value-type="float">
            <text:p>0</text:p>
          </table:table-cell>
          <table:table-cell office:value-type="float" office:value="0.96383" calcext:value-type="float">
            <text:p>0.9638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4.5" calcext:value-type="float">
            <text:p>4.5</text:p>
          </table:table-cell>
          <table:table-cell table:formula="of:=IF(ABS([.G198]-[.H198])&lt;0.1;0;IF([.G198]&lt;[.H198];IF([.D198]&gt;[.F198];0;1);IF([.F198]&gt;[.D198];0;1)))" office:value-type="float" office:value="1" calcext:value-type="float">
            <text:p>1</text:p>
          </table:table-cell>
          <table:table-cell table:formula="of:=[.F198]&gt;[.D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86218" calcext:value-type="float">
            <text:p>0.786218</text:p>
          </table:table-cell>
          <table:table-cell office:value-type="float" office:value="-5" calcext:value-type="float">
            <text:p>-5</text:p>
          </table:table-cell>
          <table:table-cell office:value-type="float" office:value="0.965734" calcext:value-type="float">
            <text:p>0.965734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02446" calcext:value-type="float">
            <text:p>0.902446</text:p>
          </table:table-cell>
          <table:table-cell office:value-type="float" office:value="-5" calcext:value-type="float">
            <text:p>-5</text:p>
          </table:table-cell>
          <table:table-cell office:value-type="float" office:value="0.971848" calcext:value-type="float">
            <text:p>0.97184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6413" calcext:value-type="float">
            <text:p>0.966413</text:p>
          </table:table-cell>
          <table:table-cell office:value-type="float" office:value="-5" calcext:value-type="float">
            <text:p>-5</text:p>
          </table:table-cell>
          <table:table-cell office:value-type="float" office:value="0.972481" calcext:value-type="float">
            <text:p>0.972481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195" calcext:value-type="float">
            <text:p>0.994195</text:p>
          </table:table-cell>
          <table:table-cell office:value-type="float" office:value="-5" calcext:value-type="float">
            <text:p>-5</text:p>
          </table:table-cell>
          <table:table-cell office:value-type="float" office:value="0.976274" calcext:value-type="float">
            <text:p>0.976274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89737" calcext:value-type="float">
            <text:p>0.989737</text:p>
          </table:table-cell>
          <table:table-cell office:value-type="float" office:value="-5" calcext:value-type="float">
            <text:p>-5</text:p>
          </table:table-cell>
          <table:table-cell office:value-type="float" office:value="0.976337" calcext:value-type="float">
            <text:p>0.976337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8455" calcext:value-type="float">
            <text:p>0.988455</text:p>
          </table:table-cell>
          <table:table-cell office:value-type="float" office:value="5" calcext:value-type="float">
            <text:p>5</text:p>
          </table:table-cell>
          <table:table-cell office:value-type="float" office:value="0.976428" calcext:value-type="float">
            <text:p>0.976428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5405" calcext:value-type="float">
            <text:p>0.975405</text:p>
          </table:table-cell>
          <table:table-cell office:value-type="float" office:value="5" calcext:value-type="float">
            <text:p>5</text:p>
          </table:table-cell>
          <table:table-cell office:value-type="float" office:value="0.975588" calcext:value-type="float">
            <text:p>0.975588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16178" calcext:value-type="float">
            <text:p>0.916178</text:p>
          </table:table-cell>
          <table:table-cell office:value-type="float" office:value="5" calcext:value-type="float">
            <text:p>5</text:p>
          </table:table-cell>
          <table:table-cell office:value-type="float" office:value="0.971916" calcext:value-type="float">
            <text:p>0.971916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7426" calcext:value-type="float">
            <text:p>0.827426</text:p>
          </table:table-cell>
          <table:table-cell office:value-type="float" office:value="5" calcext:value-type="float">
            <text:p>5</text:p>
          </table:table-cell>
          <table:table-cell office:value-type="float" office:value="0.970742" calcext:value-type="float">
            <text:p>0.970742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770136" calcext:value-type="float">
            <text:p>0.770136</text:p>
          </table:table-cell>
          <table:table-cell office:value-type="float" office:value="5" calcext:value-type="float">
            <text:p>5</text:p>
          </table:table-cell>
          <table:table-cell office:value-type="float" office:value="0.969841" calcext:value-type="float">
            <text:p>0.969841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08452" calcext:value-type="float">
            <text:p>0.808452</text:p>
          </table:table-cell>
          <table:table-cell office:value-type="float" office:value="5" calcext:value-type="float">
            <text:p>5</text:p>
          </table:table-cell>
          <table:table-cell office:value-type="float" office:value="0.966676" calcext:value-type="float">
            <text:p>0.966676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5604" calcext:value-type="float">
            <text:p>0.835604</text:p>
          </table:table-cell>
          <table:table-cell office:value-type="float" office:value="4" calcext:value-type="float">
            <text:p>4</text:p>
          </table:table-cell>
          <table:table-cell office:value-type="float" office:value="0.966" calcext:value-type="float">
            <text:p>0.966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4" calcext:value-type="float">
            <text:p>0.4</text:p>
          </table:table-cell>
          <table:table-cell table:formula="of:=IF(ABS([.G210]-[.H210])&lt;0.1;0;IF([.G210]&lt;[.H210];IF([.D210]&gt;[.F210];0;1);IF([.F210]&gt;[.D210];0;1)))" office:value-type="float" office:value="0" calcext:value-type="float">
            <text:p>0</text:p>
          </table:table-cell>
          <table:table-cell table:formula="of:=[.F210]&gt;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7617" calcext:value-type="float">
            <text:p>0.897617</text:p>
          </table:table-cell>
          <table:table-cell office:value-type="float" office:value="4" calcext:value-type="float">
            <text:p>4</text:p>
          </table:table-cell>
          <table:table-cell office:value-type="float" office:value="0.971493" calcext:value-type="float">
            <text:p>0.971493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5171" calcext:value-type="float">
            <text:p>0.955171</text:p>
          </table:table-cell>
          <table:table-cell office:value-type="float" office:value="4" calcext:value-type="float">
            <text:p>4</text:p>
          </table:table-cell>
          <table:table-cell office:value-type="float" office:value="0.972219" calcext:value-type="float">
            <text:p>0.972219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0363" calcext:value-type="float">
            <text:p>0.980363</text:p>
          </table:table-cell>
          <table:table-cell office:value-type="float" office:value="4" calcext:value-type="float">
            <text:p>4</text:p>
          </table:table-cell>
          <table:table-cell office:value-type="float" office:value="0.977766" calcext:value-type="float">
            <text:p>0.977766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334" calcext:value-type="float">
            <text:p>0.991334</text:p>
          </table:table-cell>
          <table:table-cell office:value-type="float" office:value="4" calcext:value-type="float">
            <text:p>4</text:p>
          </table:table-cell>
          <table:table-cell office:value-type="float" office:value="0.981817" calcext:value-type="float">
            <text:p>0.981817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4" calcext:value-type="float">
            <text:p>4</text:p>
          </table:table-cell>
          <table:table-cell office:value-type="float" office:value="0.980329" calcext:value-type="float">
            <text:p>0.980329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607" calcext:value-type="float">
            <text:p>0.95607</text:p>
          </table:table-cell>
          <table:table-cell office:value-type="float" office:value="4" calcext:value-type="float">
            <text:p>4</text:p>
          </table:table-cell>
          <table:table-cell office:value-type="float" office:value="0.975906" calcext:value-type="float">
            <text:p>0.975906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74193" calcext:value-type="float">
            <text:p>0.874193</text:p>
          </table:table-cell>
          <table:table-cell office:value-type="float" office:value="4" calcext:value-type="float">
            <text:p>4</text:p>
          </table:table-cell>
          <table:table-cell office:value-type="float" office:value="0.965366" calcext:value-type="float">
            <text:p>0.965366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0479" calcext:value-type="float">
            <text:p>0.850479</text:p>
          </table:table-cell>
          <table:table-cell office:value-type="float" office:value="4" calcext:value-type="float">
            <text:p>4</text:p>
          </table:table-cell>
          <table:table-cell office:value-type="float" office:value="0.971645" calcext:value-type="float">
            <text:p>0.971645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3707" calcext:value-type="float">
            <text:p>0.873707</text:p>
          </table:table-cell>
          <table:table-cell office:value-type="float" office:value="4" calcext:value-type="float">
            <text:p>4</text:p>
          </table:table-cell>
          <table:table-cell office:value-type="float" office:value="0.962746" calcext:value-type="float">
            <text:p>0.962746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2444" calcext:value-type="float">
            <text:p>0.872444</text:p>
          </table:table-cell>
          <table:table-cell office:value-type="float" office:value="3" calcext:value-type="float">
            <text:p>3</text:p>
          </table:table-cell>
          <table:table-cell office:value-type="float" office:value="0.966136" calcext:value-type="float">
            <text:p>0.966136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0.4" calcext:value-type="float">
            <text:p>0.4</text:p>
          </table:table-cell>
          <table:table-cell table:formula="of:=IF(ABS([.G220]-[.H220])&lt;0.1;0;IF([.G220]&lt;[.H220];IF([.D220]&gt;[.F220];0;1);IF([.F220]&gt;[.D220];0;1)))" office:value-type="float" office:value="0" calcext:value-type="float">
            <text:p>0</text:p>
          </table:table-cell>
          <table:table-cell table:formula="of:=[.F220]&gt;[.D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5951" calcext:value-type="float">
            <text:p>0.925951</text:p>
          </table:table-cell>
          <table:table-cell office:value-type="float" office:value="3" calcext:value-type="float">
            <text:p>3</text:p>
          </table:table-cell>
          <table:table-cell office:value-type="float" office:value="0.972012" calcext:value-type="float">
            <text:p>0.972012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6365" calcext:value-type="float">
            <text:p>0.976365</text:p>
          </table:table-cell>
          <table:table-cell office:value-type="float" office:value="3" calcext:value-type="float">
            <text:p>3</text:p>
          </table:table-cell>
          <table:table-cell office:value-type="float" office:value="0.971566" calcext:value-type="float">
            <text:p>0.971566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5569" calcext:value-type="float">
            <text:p>0.985569</text:p>
          </table:table-cell>
          <table:table-cell office:value-type="float" office:value="3" calcext:value-type="float">
            <text:p>3</text:p>
          </table:table-cell>
          <table:table-cell office:value-type="float" office:value="0.982274" calcext:value-type="float">
            <text:p>0.982274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9055" calcext:value-type="float">
            <text:p>0.989055</text:p>
          </table:table-cell>
          <table:table-cell office:value-type="float" office:value="3" calcext:value-type="float">
            <text:p>3</text:p>
          </table:table-cell>
          <table:table-cell office:value-type="float" office:value="0.980028" calcext:value-type="float">
            <text:p>0.980028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3" calcext:value-type="float">
            <text:p>3</text:p>
          </table:table-cell>
          <table:table-cell office:value-type="float" office:value="0.982552" calcext:value-type="float">
            <text:p>0.982552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1007" calcext:value-type="float">
            <text:p>0.961007</text:p>
          </table:table-cell>
          <table:table-cell office:value-type="float" office:value="3" calcext:value-type="float">
            <text:p>3</text:p>
          </table:table-cell>
          <table:table-cell office:value-type="float" office:value="0.973928" calcext:value-type="float">
            <text:p>0.973928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3" calcext:value-type="float">
            <text:p>3</text:p>
          </table:table-cell>
          <table:table-cell office:value-type="float" office:value="0.979247" calcext:value-type="float">
            <text:p>0.979247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2822" calcext:value-type="float">
            <text:p>0.882822</text:p>
          </table:table-cell>
          <table:table-cell office:value-type="float" office:value="3" calcext:value-type="float">
            <text:p>3</text:p>
          </table:table-cell>
          <table:table-cell office:value-type="float" office:value="0.967676" calcext:value-type="float">
            <text:p>0.967676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4" calcext:value-type="float">
            <text:p>0.4</text:p>
          </table:table-cell>
          <table:table-cell table:formula="of:=IF(ABS([.G228]-[.H228])&lt;0.1;0;IF([.G228]&lt;[.H228];IF([.D228]&gt;[.F228];0;1);IF([.F228]&gt;[.D228];0;1)))" office:value-type="float" office:value="0" calcext:value-type="float">
            <text:p>0</text:p>
          </table:table-cell>
          <table:table-cell table:formula="of:=[.F228]&gt;[.D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01526" calcext:value-type="float">
            <text:p>0.901526</text:p>
          </table:table-cell>
          <table:table-cell office:value-type="float" office:value="3" calcext:value-type="float">
            <text:p>3</text:p>
          </table:table-cell>
          <table:table-cell office:value-type="float" office:value="0.966713" calcext:value-type="float">
            <text:p>0.96671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7177" calcext:value-type="float">
            <text:p>0.917177</text:p>
          </table:table-cell>
          <table:table-cell office:value-type="float" office:value="2" calcext:value-type="float">
            <text:p>2</text:p>
          </table:table-cell>
          <table:table-cell office:value-type="float" office:value="0.9714" calcext:value-type="float">
            <text:p>0.9714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7509" calcext:value-type="float">
            <text:p>0.937509</text:p>
          </table:table-cell>
          <table:table-cell office:value-type="float" office:value="2" calcext:value-type="float">
            <text:p>2</text:p>
          </table:table-cell>
          <table:table-cell office:value-type="float" office:value="0.978176" calcext:value-type="float">
            <text:p>0.978176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6837" calcext:value-type="float">
            <text:p>0.966837</text:p>
          </table:table-cell>
          <table:table-cell office:value-type="float" office:value="2" calcext:value-type="float">
            <text:p>2</text:p>
          </table:table-cell>
          <table:table-cell office:value-type="float" office:value="0.981755" calcext:value-type="float">
            <text:p>0.981755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223" calcext:value-type="float">
            <text:p>0.98223</text:p>
          </table:table-cell>
          <table:table-cell office:value-type="float" office:value="2" calcext:value-type="float">
            <text:p>2</text:p>
          </table:table-cell>
          <table:table-cell office:value-type="float" office:value="0.980982" calcext:value-type="float">
            <text:p>0.980982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359" calcext:value-type="float">
            <text:p>0.988359</text:p>
          </table:table-cell>
          <table:table-cell office:value-type="float" office:value="2" calcext:value-type="float">
            <text:p>2</text:p>
          </table:table-cell>
          <table:table-cell office:value-type="float" office:value="0.983751" calcext:value-type="float">
            <text:p>0.983751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3845" calcext:value-type="float">
            <text:p>0.983845</text:p>
          </table:table-cell>
          <table:table-cell office:value-type="float" office:value="2" calcext:value-type="float">
            <text:p>2</text:p>
          </table:table-cell>
          <table:table-cell office:value-type="float" office:value="0.98138" calcext:value-type="float">
            <text:p>0.98138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2157" calcext:value-type="float">
            <text:p>0.962157</text:p>
          </table:table-cell>
          <table:table-cell office:value-type="float" office:value="2" calcext:value-type="float">
            <text:p>2</text:p>
          </table:table-cell>
          <table:table-cell office:value-type="float" office:value="0.975855" calcext:value-type="float">
            <text:p>0.975855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2576" calcext:value-type="float">
            <text:p>0.932576</text:p>
          </table:table-cell>
          <table:table-cell office:value-type="float" office:value="2" calcext:value-type="float">
            <text:p>2</text:p>
          </table:table-cell>
          <table:table-cell office:value-type="float" office:value="0.976811" calcext:value-type="float">
            <text:p>0.976811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1" calcext:value-type="float">
            <text:p>1</text:p>
          </table:table-cell>
          <table:table-cell office:value-type="float" office:value="0.970025" calcext:value-type="float">
            <text:p>0.970025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6" calcext:value-type="float">
            <text:p>0.6</text:p>
          </table:table-cell>
          <table:table-cell table:formula="of:=IF(ABS([.G238]-[.H238])&lt;0.1;0;IF([.G238]&lt;[.H238];IF([.D238]&gt;[.F238];0;1);IF([.F238]&gt;[.D238];0;1)))" office:value-type="float" office:value="1" calcext:value-type="float">
            <text:p>1</text:p>
          </table:table-cell>
          <table:table-cell table:formula="of:=[.F238]&gt;[.D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4537" calcext:value-type="float">
            <text:p>0.924537</text:p>
          </table:table-cell>
          <table:table-cell office:value-type="float" office:value="1" calcext:value-type="float">
            <text:p>1</text:p>
          </table:table-cell>
          <table:table-cell office:value-type="float" office:value="0.966753" calcext:value-type="float">
            <text:p>0.966753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8306" calcext:value-type="float">
            <text:p>0.928306</text:p>
          </table:table-cell>
          <table:table-cell office:value-type="float" office:value="1" calcext:value-type="float">
            <text:p>1</text:p>
          </table:table-cell>
          <table:table-cell office:value-type="float" office:value="0.97307" calcext:value-type="float">
            <text:p>0.97307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4" calcext:value-type="float">
            <text:p>0.4</text:p>
          </table:table-cell>
          <table:table-cell table:formula="of:=IF(ABS([.G240]-[.H240])&lt;0.1;0;IF([.G240]&lt;[.H240];IF([.D240]&gt;[.F240];0;1);IF([.F240]&gt;[.D240];0;1)))" office:value-type="float" office:value="0" calcext:value-type="float">
            <text:p>0</text:p>
          </table:table-cell>
          <table:table-cell table:formula="of:=[.F240]&gt;[.D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5915" calcext:value-type="float">
            <text:p>0.955915</text:p>
          </table:table-cell>
          <table:table-cell office:value-type="float" office:value="1" calcext:value-type="float">
            <text:p>1</text:p>
          </table:table-cell>
          <table:table-cell office:value-type="float" office:value="0.979066" calcext:value-type="float">
            <text:p>0.979066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2342" calcext:value-type="float">
            <text:p>0.972342</text:p>
          </table:table-cell>
          <table:table-cell office:value-type="float" office:value="1" calcext:value-type="float">
            <text:p>1</text:p>
          </table:table-cell>
          <table:table-cell office:value-type="float" office:value="0.983132" calcext:value-type="float">
            <text:p>0.983132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5523" calcext:value-type="float">
            <text:p>0.985523</text:p>
          </table:table-cell>
          <table:table-cell office:value-type="float" office:value="1" calcext:value-type="float">
            <text:p>1</text:p>
          </table:table-cell>
          <table:table-cell office:value-type="float" office:value="0.986193" calcext:value-type="float">
            <text:p>0.986193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084" calcext:value-type="float">
            <text:p>0.995084</text:p>
          </table:table-cell>
          <table:table-cell office:value-type="float" office:value="1" calcext:value-type="float">
            <text:p>1</text:p>
          </table:table-cell>
          <table:table-cell office:value-type="float" office:value="0.979267" calcext:value-type="float">
            <text:p>0.979267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606" calcext:value-type="float">
            <text:p>0.990606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0.8" calcext:value-type="float">
            <text:p>0.8</text:p>
          </table:table-cell>
          <table:table-cell table:formula="of:=IF(ABS([.G246]-[.H246])&lt;0.1;0;IF([.G246]&lt;[.H246];IF([.D246]&gt;[.F246];0;1);IF([.F246]&gt;[.D246];0;1)))" office:value-type="float" office:value="0" calcext:value-type="float">
            <text:p>0</text:p>
          </table:table-cell>
          <table:table-cell table:formula="of:=[.F246]&gt;[.D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0.6" calcext:value-type="float">
            <text:p>0.6</text:p>
          </table:table-cell>
          <table:table-cell table:formula="of:=IF(ABS([.G248]-[.H248])&lt;0.1;0;IF([.G248]&lt;[.H248];IF([.D248]&gt;[.F248];0;1);IF([.F248]&gt;[.D248];0;1)))" office:value-type="float" office:value="0" calcext:value-type="float">
            <text:p>0</text:p>
          </table:table-cell>
          <table:table-cell table:formula="of:=[.F248]&gt;[.D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0374" calcext:value-type="float">
            <text:p>0.930374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0.5" calcext:value-type="float">
            <text:p>0.5</text:p>
          </table:table-cell>
          <table:table-cell table:formula="of:=IF(ABS([.G249]-[.H249])&lt;0.1;0;IF([.G249]&lt;[.H249];IF([.D249]&gt;[.F249];0;1);IF([.F249]&gt;[.D249];0;1)))" office:value-type="float" office:value="0" calcext:value-type="float">
            <text:p>0</text:p>
          </table:table-cell>
          <table:table-cell table:formula="of:=[.F249]&gt;[.D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7722" calcext:value-type="float">
            <text:p>0.927722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2194" calcext:value-type="float">
            <text:p>0.952194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3249" calcext:value-type="float">
            <text:p>0.973249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7415" calcext:value-type="float">
            <text:p>0.987415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102" calcext:value-type="float">
            <text:p>0.996102</text:p>
          </table:table-cell>
          <table:table-cell office:value-type="float" office:value="0" calcext:value-type="float">
            <text:p>0</text:p>
          </table:table-cell>
          <table:table-cell office:value-type="float" office:value="0.984709" calcext:value-type="float">
            <text:p>0.984709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7415" calcext:value-type="float">
            <text:p>0.987415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3249" calcext:value-type="float">
            <text:p>0.973249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2194" calcext:value-type="float">
            <text:p>0.952194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7722" calcext:value-type="float">
            <text:p>0.927722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0374" calcext:value-type="float">
            <text:p>0.930374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6" calcext:value-type="float">
            <text:p>0.6</text:p>
          </table:table-cell>
          <table:table-cell table:formula="of:=IF(ABS([.G260]-[.H260])&lt;0.1;0;IF([.G260]&lt;[.H260];IF([.D260]&gt;[.F260];0;1);IF([.F260]&gt;[.D260];0;1)))" office:value-type="float" office:value="1" calcext:value-type="float">
            <text:p>1</text:p>
          </table:table-cell>
          <table:table-cell table:formula="of:=[.F260]&gt;[.D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8" calcext:value-type="float">
            <text:p>0.8</text:p>
          </table:table-cell>
          <table:table-cell table:formula="of:=IF(ABS([.G262]-[.H262])&lt;0.1;0;IF([.G262]&lt;[.H262];IF([.D262]&gt;[.F262];0;1);IF([.F262]&gt;[.D262];0;1)))" office:value-type="float" office:value="1" calcext:value-type="float">
            <text:p>1</text:p>
          </table:table-cell>
          <table:table-cell table:formula="of:=[.F262]&gt;[.D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606" calcext:value-type="float">
            <text:p>0.990606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3917" calcext:value-type="float">
            <text:p>0.993917</text:p>
          </table:table-cell>
          <table:table-cell office:value-type="float" office:value="-1" calcext:value-type="float">
            <text:p>-1</text:p>
          </table:table-cell>
          <table:table-cell office:value-type="float" office:value="0.985767" calcext:value-type="float">
            <text:p>0.985767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-1" calcext:value-type="float">
            <text:p>-1</text:p>
          </table:table-cell>
          <table:table-cell office:value-type="float" office:value="0.978225" calcext:value-type="float">
            <text:p>0.978225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76218" calcext:value-type="float">
            <text:p>0.976218</text:p>
          </table:table-cell>
          <table:table-cell office:value-type="float" office:value="-1" calcext:value-type="float">
            <text:p>-1</text:p>
          </table:table-cell>
          <table:table-cell office:value-type="float" office:value="0.981674" calcext:value-type="float">
            <text:p>0.981674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-1" calcext:value-type="float">
            <text:p>-1</text:p>
          </table:table-cell>
          <table:table-cell office:value-type="float" office:value="0.975235" calcext:value-type="float">
            <text:p>0.975235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2966" calcext:value-type="float">
            <text:p>0.92966</text:p>
          </table:table-cell>
          <table:table-cell office:value-type="float" office:value="-1" calcext:value-type="float">
            <text:p>-1</text:p>
          </table:table-cell>
          <table:table-cell office:value-type="float" office:value="0.974815" calcext:value-type="float">
            <text:p>0.974815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1162" calcext:value-type="float">
            <text:p>0.901162</text:p>
          </table:table-cell>
          <table:table-cell office:value-type="float" office:value="-1" calcext:value-type="float">
            <text:p>-1</text:p>
          </table:table-cell>
          <table:table-cell office:value-type="float" office:value="0.971299" calcext:value-type="float">
            <text:p>0.971299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0615" calcext:value-type="float">
            <text:p>0.910615</text:p>
          </table:table-cell>
          <table:table-cell office:value-type="float" office:value="-2" calcext:value-type="float">
            <text:p>-2</text:p>
          </table:table-cell>
          <table:table-cell office:value-type="float" office:value="0.973537" calcext:value-type="float">
            <text:p>0.973537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4" calcext:value-type="float">
            <text:p>0.4</text:p>
          </table:table-cell>
          <table:table-cell table:formula="of:=IF(ABS([.G270]-[.H270])&lt;0.1;0;IF([.G270]&lt;[.H270];IF([.D270]&gt;[.F270];0;1);IF([.F270]&gt;[.D270];0;1)))" office:value-type="float" office:value="0" calcext:value-type="float">
            <text:p>0</text:p>
          </table:table-cell>
          <table:table-cell table:formula="of:=[.F270]&gt;[.D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135" calcext:value-type="float">
            <text:p>0.944135</text:p>
          </table:table-cell>
          <table:table-cell office:value-type="float" office:value="-2" calcext:value-type="float">
            <text:p>-2</text:p>
          </table:table-cell>
          <table:table-cell office:value-type="float" office:value="0.975851" calcext:value-type="float">
            <text:p>0.975851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6326" calcext:value-type="float">
            <text:p>0.976326</text:p>
          </table:table-cell>
          <table:table-cell office:value-type="float" office:value="-2" calcext:value-type="float">
            <text:p>-2</text:p>
          </table:table-cell>
          <table:table-cell office:value-type="float" office:value="0.976612" calcext:value-type="float">
            <text:p>0.976612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985" calcext:value-type="float">
            <text:p>0.98985</text:p>
          </table:table-cell>
          <table:table-cell office:value-type="float" office:value="-2" calcext:value-type="float">
            <text:p>-2</text:p>
          </table:table-cell>
          <table:table-cell office:value-type="float" office:value="0.982268" calcext:value-type="float">
            <text:p>0.982268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883" calcext:value-type="float">
            <text:p>0.993883</text:p>
          </table:table-cell>
          <table:table-cell office:value-type="float" office:value="-2" calcext:value-type="float">
            <text:p>-2</text:p>
          </table:table-cell>
          <table:table-cell office:value-type="float" office:value="0.98226" calcext:value-type="float">
            <text:p>0.98226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457" calcext:value-type="float">
            <text:p>0.990457</text:p>
          </table:table-cell>
          <table:table-cell office:value-type="float" office:value="-2" calcext:value-type="float">
            <text:p>-2</text:p>
          </table:table-cell>
          <table:table-cell office:value-type="float" office:value="0.980598" calcext:value-type="float">
            <text:p>0.980598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9573" calcext:value-type="float">
            <text:p>0.979573</text:p>
          </table:table-cell>
          <table:table-cell office:value-type="float" office:value="-2" calcext:value-type="float">
            <text:p>-2</text:p>
          </table:table-cell>
          <table:table-cell office:value-type="float" office:value="0.978389" calcext:value-type="float">
            <text:p>0.978389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601" calcext:value-type="float">
            <text:p>0.944601</text:p>
          </table:table-cell>
          <table:table-cell office:value-type="float" office:value="-2" calcext:value-type="float">
            <text:p>-2</text:p>
          </table:table-cell>
          <table:table-cell office:value-type="float" office:value="0.976138" calcext:value-type="float">
            <text:p>0.976138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5288" calcext:value-type="float">
            <text:p>0.905288</text:p>
          </table:table-cell>
          <table:table-cell office:value-type="float" office:value="-2" calcext:value-type="float">
            <text:p>-2</text:p>
          </table:table-cell>
          <table:table-cell office:value-type="float" office:value="0.96991" calcext:value-type="float">
            <text:p>0.96991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59781" calcext:value-type="float">
            <text:p>0.859781</text:p>
          </table:table-cell>
          <table:table-cell office:value-type="float" office:value="-3" calcext:value-type="float">
            <text:p>-3</text:p>
          </table:table-cell>
          <table:table-cell office:value-type="float" office:value="0.963221" calcext:value-type="float">
            <text:p>0.963221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6989" calcext:value-type="float">
            <text:p>0.886989</text:p>
          </table:table-cell>
          <table:table-cell office:value-type="float" office:value="-3" calcext:value-type="float">
            <text:p>-3</text:p>
          </table:table-cell>
          <table:table-cell office:value-type="float" office:value="0.974405" calcext:value-type="float">
            <text:p>0.97440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393" calcext:value-type="float">
            <text:p>0.919393</text:p>
          </table:table-cell>
          <table:table-cell office:value-type="float" office:value="-3" calcext:value-type="float">
            <text:p>-3</text:p>
          </table:table-cell>
          <table:table-cell office:value-type="float" office:value="0.973946" calcext:value-type="float">
            <text:p>0.973946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3329" calcext:value-type="float">
            <text:p>0.973329</text:p>
          </table:table-cell>
          <table:table-cell office:value-type="float" office:value="-3" calcext:value-type="float">
            <text:p>-3</text:p>
          </table:table-cell>
          <table:table-cell office:value-type="float" office:value="0.975484" calcext:value-type="float">
            <text:p>0.97548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7628" calcext:value-type="float">
            <text:p>0.987628</text:p>
          </table:table-cell>
          <table:table-cell office:value-type="float" office:value="-3" calcext:value-type="float">
            <text:p>-3</text:p>
          </table:table-cell>
          <table:table-cell office:value-type="float" office:value="0.978185" calcext:value-type="float">
            <text:p>0.978185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-3" calcext:value-type="float">
            <text:p>-3</text:p>
          </table:table-cell>
          <table:table-cell office:value-type="float" office:value="0.979769" calcext:value-type="float">
            <text:p>0.979769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9118" calcext:value-type="float">
            <text:p>0.989118</text:p>
          </table:table-cell>
          <table:table-cell office:value-type="float" office:value="-3" calcext:value-type="float">
            <text:p>-3</text:p>
          </table:table-cell>
          <table:table-cell office:value-type="float" office:value="0.980419" calcext:value-type="float">
            <text:p>0.980419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6414" calcext:value-type="float">
            <text:p>0.976414</text:p>
          </table:table-cell>
          <table:table-cell office:value-type="float" office:value="-3" calcext:value-type="float">
            <text:p>-3</text:p>
          </table:table-cell>
          <table:table-cell office:value-type="float" office:value="0.980575" calcext:value-type="float">
            <text:p>0.980575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6904" calcext:value-type="float">
            <text:p>0.926904</text:p>
          </table:table-cell>
          <table:table-cell office:value-type="float" office:value="-3" calcext:value-type="float">
            <text:p>-3</text:p>
          </table:table-cell>
          <table:table-cell office:value-type="float" office:value="0.97187" calcext:value-type="float">
            <text:p>0.97187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437" calcext:value-type="float">
            <text:p>0.88437</text:p>
          </table:table-cell>
          <table:table-cell office:value-type="float" office:value="-3" calcext:value-type="float">
            <text:p>-3</text:p>
          </table:table-cell>
          <table:table-cell office:value-type="float" office:value="0.973836" calcext:value-type="float">
            <text:p>0.973836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618" calcext:value-type="float">
            <text:p>0.82618</text:p>
          </table:table-cell>
          <table:table-cell office:value-type="float" office:value="-4" calcext:value-type="float">
            <text:p>-4</text:p>
          </table:table-cell>
          <table:table-cell office:value-type="float" office:value="0.965928" calcext:value-type="float">
            <text:p>0.965928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-4" calcext:value-type="float">
            <text:p>-4</text:p>
          </table:table-cell>
          <table:table-cell office:value-type="float" office:value="0.964859" calcext:value-type="float">
            <text:p>0.964859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4" calcext:value-type="float">
            <text:p>0.4</text:p>
          </table:table-cell>
          <table:table-cell table:formula="of:=IF(ABS([.G290]-[.H290])&lt;0.1;0;IF([.G290]&lt;[.H290];IF([.D290]&gt;[.F290];0;1);IF([.F290]&gt;[.D290];0;1)))" office:value-type="float" office:value="0" calcext:value-type="float">
            <text:p>0</text:p>
          </table:table-cell>
          <table:table-cell table:formula="of:=[.F290]&gt;[.D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00927" calcext:value-type="float">
            <text:p>0.900927</text:p>
          </table:table-cell>
          <table:table-cell office:value-type="float" office:value="-4" calcext:value-type="float">
            <text:p>-4</text:p>
          </table:table-cell>
          <table:table-cell office:value-type="float" office:value="0.971748" calcext:value-type="float">
            <text:p>0.971748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1397" calcext:value-type="float">
            <text:p>0.981397</text:p>
          </table:table-cell>
          <table:table-cell office:value-type="float" office:value="-4" calcext:value-type="float">
            <text:p>-4</text:p>
          </table:table-cell>
          <table:table-cell office:value-type="float" office:value="0.978718" calcext:value-type="float">
            <text:p>0.978718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161" calcext:value-type="float">
            <text:p>0.990161</text:p>
          </table:table-cell>
          <table:table-cell office:value-type="float" office:value="-4" calcext:value-type="float">
            <text:p>-4</text:p>
          </table:table-cell>
          <table:table-cell office:value-type="float" office:value="0.975507" calcext:value-type="float">
            <text:p>0.9755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-4" calcext:value-type="float">
            <text:p>-4</text:p>
          </table:table-cell>
          <table:table-cell office:value-type="float" office:value="0.981876" calcext:value-type="float">
            <text:p>0.981876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4958" calcext:value-type="float">
            <text:p>0.984958</text:p>
          </table:table-cell>
          <table:table-cell office:value-type="float" office:value="-4" calcext:value-type="float">
            <text:p>-4</text:p>
          </table:table-cell>
          <table:table-cell office:value-type="float" office:value="0.980532" calcext:value-type="float">
            <text:p>0.980532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7286" calcext:value-type="float">
            <text:p>0.967286</text:p>
          </table:table-cell>
          <table:table-cell office:value-type="float" office:value="-4" calcext:value-type="float">
            <text:p>-4</text:p>
          </table:table-cell>
          <table:table-cell office:value-type="float" office:value="0.977031" calcext:value-type="float">
            <text:p>0.977031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0586" calcext:value-type="float">
            <text:p>0.890586</text:p>
          </table:table-cell>
          <table:table-cell office:value-type="float" office:value="-4" calcext:value-type="float">
            <text:p>-4</text:p>
          </table:table-cell>
          <table:table-cell office:value-type="float" office:value="0.973857" calcext:value-type="float">
            <text:p>0.9738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9207" calcext:value-type="float">
            <text:p>0.849207</text:p>
          </table:table-cell>
          <table:table-cell office:value-type="float" office:value="-4" calcext:value-type="float">
            <text:p>-4</text:p>
          </table:table-cell>
          <table:table-cell office:value-type="float" office:value="0.963523" calcext:value-type="float">
            <text:p>0.963523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0283" calcext:value-type="float">
            <text:p>0.820283</text:p>
          </table:table-cell>
          <table:table-cell office:value-type="float" office:value="-5" calcext:value-type="float">
            <text:p>-5</text:p>
          </table:table-cell>
          <table:table-cell office:value-type="float" office:value="0.965537" calcext:value-type="float">
            <text:p>0.96553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72405" calcext:value-type="float">
            <text:p>0.772405</text:p>
          </table:table-cell>
          <table:table-cell office:value-type="float" office:value="-5" calcext:value-type="float">
            <text:p>-5</text:p>
          </table:table-cell>
          <table:table-cell office:value-type="float" office:value="0.963207" calcext:value-type="float">
            <text:p>0.963207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8092" calcext:value-type="float">
            <text:p>0.878092</text:p>
          </table:table-cell>
          <table:table-cell office:value-type="float" office:value="-5" calcext:value-type="float">
            <text:p>-5</text:p>
          </table:table-cell>
          <table:table-cell office:value-type="float" office:value="0.968255" calcext:value-type="float">
            <text:p>0.968255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1269" calcext:value-type="float">
            <text:p>0.961269</text:p>
          </table:table-cell>
          <table:table-cell office:value-type="float" office:value="-5" calcext:value-type="float">
            <text:p>-5</text:p>
          </table:table-cell>
          <table:table-cell office:value-type="float" office:value="0.973275" calcext:value-type="float">
            <text:p>0.973275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2041" calcext:value-type="float">
            <text:p>0.992041</text:p>
          </table:table-cell>
          <table:table-cell office:value-type="float" office:value="-5" calcext:value-type="float">
            <text:p>-5</text:p>
          </table:table-cell>
          <table:table-cell office:value-type="float" office:value="0.979532" calcext:value-type="float">
            <text:p>0.979532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168" calcext:value-type="float">
            <text:p>0.994168</text:p>
          </table:table-cell>
          <table:table-cell office:value-type="float" office:value="-5" calcext:value-type="float">
            <text:p>-5</text:p>
          </table:table-cell>
          <table:table-cell office:value-type="float" office:value="0.977915" calcext:value-type="float">
            <text:p>0.977915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7:11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7:14.849000000</dc:date>
    <meta:editing-duration>PT3M32S</meta:editing-duration>
    <meta:editing-cycles>4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